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 Mono CJK SC" svg:font-family="'Noto Sans Mono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orizontal_20_Line">
      <style:paragraph-properties fo:margin-top="0in" fo:margin-bottom="0.1965in" style:contextual-spacing="false" fo:text-align="start" style:justify-single-word="false" style:border-line-width-bottom="0.0035in 0.0035in 0.0035in" fo:padding="0in" fo:border-left="none" fo:border-right="none" fo:border-top="none" fo:border-bottom="0.74pt double #808080" text:number-lines="false" text:line-number="0" style:writing-mode="lr-tb"/>
    </style:style>
    <style:style style:name="P2" style:family="paragraph" style:parent-style-name="Preformatted_20_Text">
      <style:paragraph-properties fo:margin-left="0in" fo:margin-right="0in" fo:text-align="start" style:justify-single-word="false" fo:text-indent="0in" style:auto-text-indent="false" style:writing-mode="lr-tb"/>
    </style:style>
    <style:style style:name="P3" style:family="paragraph" style:parent-style-name="Preformatted_20_Text">
      <style:paragraph-properties fo:margin-left="0in" fo:margin-right="0in" fo:margin-top="0in" fo:margin-bottom="0.1965in" style:contextual-spacing="false" fo:text-align="start" style:justify-single-word="false" fo:text-indent="0in" style:auto-text-indent="false" style:writing-mode="lr-tb"/>
    </style:style>
    <style:style style:name="P4" style:family="paragraph" style:parent-style-name="Preformatted_20_Text">
      <style:paragraph-properties fo:margin-top="0in" fo:margin-bottom="0in" style:contextual-spacing="false" fo:text-align="start" style:justify-single-word="false" style:writing-mode="lr-tb"/>
    </style:style>
    <style:style style:name="P5" style:family="paragraph" style:parent-style-name="Preformatted_20_Text">
      <style:paragraph-properties fo:margin-top="0in" fo:margin-bottom="0.1965in" style:contextual-spacing="false" fo:text-align="start" style:justify-single-word="false" style:writing-mode="lr-tb"/>
    </style:style>
    <style:style style:name="P6" style:family="paragraph" style:parent-style-name="Standard">
      <style:paragraph-properties fo:text-align="start" style:justify-single-word="false" style:writing-mode="lr-tb"/>
    </style:style>
    <style:style style:name="P7" style:family="paragraph" style:parent-style-name="Standard">
      <style:paragraph-properties fo:margin-left="0in" fo:margin-right="0in" fo:text-align="start" style:justify-single-word="false" fo:text-indent="0in" style:auto-text-indent="false" style:writing-mode="lr-tb"/>
    </style:style>
    <style:style style:name="P8" style:family="paragraph" style:parent-style-name="Text_20_body">
      <style:paragraph-properties fo:margin-top="0in" fo:margin-bottom="0.0972in" style:contextual-spacing="false" fo:line-height="115%" fo:text-align="start" style:justify-single-word="false" style:writing-mode="lr-tb"/>
    </style:style>
    <style:style style:name="P9" style:family="paragraph" style:parent-style-name="Text_20_body">
      <style:paragraph-properties fo:margin-left="0in" fo:margin-right="0in" fo:margin-top="0in" fo:margin-bottom="0in" style:contextual-spacing="false" fo:text-align="start" style:justify-single-word="false" fo:text-indent="0in" style:auto-text-indent="false" style:writing-mode="lr-tb"/>
    </style:style>
    <style:style style:name="Sect1" style:family="section">
      <style:section-properties style:writing-mode="lr-tb"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CSI Dataset Structure.docx</text:p>
      <text:p text:style-name="P6">Document</text:p>
      <text:section text:style-name="Sect1" text:name="TextSection">
        <text:p text:style-name="P7">This is my collected dataset structure. I want to publish at least 2 Q1 journals and 1 data journal. but for now I don't want to publish the data journal and want to focus just on serious Q1 journal. Now, give me a prompt that I can use for pro model in gpt. My basic requirements are: 01. Read current csi based gait recognition papers 02. Suggest me the scope of improvements 03. Suggest me all ML/DL/LLM based models to be trained on my dataset that can satisfy Q1 journal 04. Give me complete guideline from scratch ( from dataset preparation to final stage ) 05. Your recomended ideas Give me full and optimal master prompt</text:p>
      </text:section>
      <text:section text:style-name="Sect1" text:name="Section1">
        <text:p text:style-name="P8">Below is a <text:span text:style-name="Strong_20_Emphasis">full master prompt</text:span> you can paste into GPT Pro / GPT-5.5 Pro / deep research mode. I included your dataset structure: Intel AX210 receiver, TP-Link Archer C6 v2 AP, PicoScenes CSI tool, 25-person regular-router dataset, 5-person modified-router subset, 100 samples per person, odd/even direction labels, and 81–100 “with bag” samples based on your uploaded dataset description. </text:p>
        <text:p text:style-name="P1"/>
      </text:section>
      <text:section text:style-name="Sect1" text:name="Section2">
        <text:p text:style-name="P2"><text:span text:style-name="Source_20_Text">You are an expert research supervisor, Q1 journal reviewer, WiFi CSI-based sensing researcher, machine learning/deep learning architect, and academic writing strategist.</text:span></text:p>
        <text:p text:style-name="P4"><text:span text:style-name="Source_20_Text">I am working on WiFi CSI-based gait recognition. My goal is to publish at least 2 serious Q1 journal papers from my collected dataset. For now, I do NOT want to focus on a data journal. I want to focus only on strong Q1-level research contributions.</text:span></text:p>
        <text:p text:style-name="P4"><text:span text:style-name="Source_20_Text">You must deeply analyze my dataset, compare it with current CSI-based gait recognition literature, identify research gaps, propose strong publishable ideas, and give me a complete roadmap from dataset preparation to final manuscript submission.</text:span></text:p>
        <text:p text:style-name="P4"><text:span text:style-name="Source_20_Text">My dataset structure is:</text:span></text:p>
        <text:p text:style-name="P4"><text:span text:style-name="Source_20_Text">Technical setup:</text:span></text:p>
        <text:p text:style-name="P4"><text:span text:style-name="Source_20_Text">1. Receiver: Intel AX210.</text:span></text:p>
        <text:p text:style-name="P4"><text:span text:style-name="Source_20_Text">2. Access point/router: TP-Link Archer C6 v2.</text:span></text:p>
        <text:p text:style-name="P4"><text:span text:style-name="Source_20_Text">3. CSI collection tool: PicoScenes CSI tool.</text:span></text:p>
        <text:p text:style-name="P4"><text:span text:style-name="Source_20_Text">4. Data was collected in AP mode.</text:span></text:p>
        <text:p text:style-name="P4"><text:span text:style-name="Source_20_Text">5. Regular router configuration:</text:span></text:p>
        <text:p text:style-name="P4"><text:span text:style-name="Source_20_Text"><text:s text:c="3"/>- No physical modification was made to the router.</text:span></text:p>
        <text:p text:style-name="P4"><text:span text:style-name="Source_20_Text">6. Modified router configuration:</text:span></text:p>
        <text:p text:style-name="P4"><text:span text:style-name="Source_20_Text"><text:s text:c="3"/>- Two of the 5 GHz router antennas were detached and positioned with approximately 4 meters of separation to create a wider spatial span of the walking pattern.</text:span></text:p>
        <text:p text:style-name="P4"><text:span text:style-name="Source_20_Text">Dataset details:</text:span></text:p>
        <text:p text:style-name="P4"><text:span text:style-name="Source_20_Text">1. Regular-router setup:</text:span></text:p>
        <text:p text:style-name="P4"><text:span text:style-name="Source_20_Text"><text:s text:c="3"/>- 25 participants.</text:span></text:p>
        <text:p text:style-name="P4"><text:span text:style-name="Source_20_Text"><text:s text:c="3"/>- 100 samples per participant.</text:span></text:p>
        <text:p text:style-name="P4"><text:span text:style-name="Source_20_Text"><text:s text:c="3"/>- Each sample has both CSI file and CSV file.</text:span></text:p>
        <text:p text:style-name="P4"><text:span text:style-name="Source_20_Text">2. Modified-router setup:</text:span></text:p>
        <text:p text:style-name="P4"><text:span text:style-name="Source_20_Text"><text:s text:c="3"/>- 5 participants.</text:span></text:p>
        <text:p text:style-name="P4"><text:span text:style-name="Source_20_Text"><text:s text:c="3"/>- 100 samples per participant.</text:span></text:p>
        <text:p text:style-name="P4"><text:span text:style-name="Source_20_Text"><text:s text:c="3"/>- These 5 participants also exist in the regular-router setup, meaning for these same people I have both regular-router and modified-router versions.</text:span></text:p>
        <text:p text:style-name="P4"><text:span text:style-name="Source_20_Text">3. Sample indexing:</text:span></text:p>
        <text:p text:style-name="P4"><text:span text:style-name="Source_20_Text"><text:s text:c="3"/>- Odd-indexed samples are left-to-right walking.</text:span></text:p>
        <text:p text:style-name="P4"><text:span text:style-name="Source_20_Text"><text:s text:c="3"/>- Even-indexed samples are right-to-left walking.</text:span></text:p>
        <text:p text:style-name="P4"><text:span text:style-name="Source_20_Text"><text:s text:c="3"/>- Samples 1–80 are normal walking.</text:span></text:p>
        <text:p text:style-name="P4"><text:span text:style-name="Source_20_Text"><text:s text:c="3"/>- Samples 81–100 are walking with bag.</text:span></text:p>
        <text:p text:style-name="P4"><text:span text:style-name="Source_20_Text"><text:s text:c="3"/>- For samples 81–100, odd/even direction still applies.</text:span></text:p>
        <text:p text:style-name="P4"><text:span text:style-name="Source_20_Text">4. Main task:</text:span></text:p>
        <text:p text:style-name="P4"><text:span text:style-name="Source_20_Text"><text:s text:c="3"/>- WiFi CSI-based gait/person recognition.</text:span></text:p>
        <text:p text:style-name="P4"><text:span text:style-name="Source_20_Text"><text:s text:c="3"/>- Possible auxiliary tasks: walking direction recognition, bag/no-bag condition recognition, domain adaptation between regular and modified router </text:span><text:soft-page-break/><text:span text:style-name="Source_20_Text">setups, robustness analysis, few-shot recognition, cross-setup generalization, and multimodal/representation-learning style modeling from CSI signals.</text:span></text:p>
        <text:p text:style-name="P4"><text:span text:style-name="Source_20_Text">Your tasks:</text:span></text:p>
        <text:p text:style-name="P4"><text:span text:style-name="Source_20_Text">PART 1: Literature Review and Current Research Positioning</text:span></text:p>
        <text:p text:style-name="P4"><text:span text:style-name="Source_20_Text">1. Read and summarize recent and important CSI-based gait recognition, WiFi sensing, human identification, and device-free recognition papers.</text:span></text:p>
        <text:p text:style-name="P4"><text:span text:style-name="Source_20_Text">2. Focus especially on Q1 journal-level works from IEEE Internet of Things Journal, IEEE Sensors Journal, IEEE Transactions on Mobile Computing, IEEE Transactions on Instrumentation and Measurement, IEEE Transactions on Wireless Communications, IEEE Transactions on Cognitive Communications and Networking, Pattern Recognition, Expert Systems with Applications, Information Fusion, Computer Networks, Ad Hoc Networks, and other relevant Q1 venues.</text:span></text:p>
        <text:p text:style-name="P4"><text:span text:style-name="Source_20_Text">3. Identify:</text:span></text:p>
        <text:p text:style-name="P4"><text:span text:style-name="Source_20_Text"><text:s text:c="3"/>- Common datasets used.</text:span></text:p>
        <text:p text:style-name="P4"><text:span text:style-name="Source_20_Text"><text:s text:c="3"/>- Number of participants.</text:span></text:p>
        <text:p text:style-name="P4"><text:span text:style-name="Source_20_Text"><text:s text:c="3"/>- CSI hardware/tool used.</text:span></text:p>
        <text:p text:style-name="P4"><text:span text:style-name="Source_20_Text"><text:s text:c="3"/>- Preprocessing methods.</text:span></text:p>
        <text:p text:style-name="P4"><text:span text:style-name="Source_20_Text"><text:s text:c="3"/>- Feature extraction methods.</text:span></text:p>
        <text:p text:style-name="P4"><text:span text:style-name="Source_20_Text"><text:s text:c="3"/>- ML/DL models used.</text:span></text:p>
        <text:p text:style-name="P4"><text:span text:style-name="Source_20_Text"><text:s text:c="3"/>- Evaluation protocols.</text:span></text:p>
        <text:p text:style-name="P4"><text:span text:style-name="Source_20_Text"><text:s text:c="3"/>- Reported accuracy/F1/EER/confusion matrix results.</text:span></text:p>
        <text:p text:style-name="P4"><text:span text:style-name="Source_20_Text"><text:s text:c="3"/>- Major limitations.</text:span></text:p>
        <text:p text:style-name="P4"><text:span text:style-name="Source_20_Text"><text:s text:c="3"/>- Open research gaps.</text:span></text:p>
        <text:p text:style-name="P4"><text:span text:style-name="Source_20_Text">4. Compare my dataset against existing datasets in terms of:</text:span></text:p>
        <text:p text:style-name="P4"><text:span text:style-name="Source_20_Text"><text:s text:c="3"/>- Number of participants.</text:span></text:p>
        <text:p text:style-name="P4"><text:span text:style-name="Source_20_Text"><text:s text:c="3"/>- Number of samples.</text:span></text:p>
        <text:p text:style-name="P4"><text:span text:style-name="Source_20_Text"><text:s text:c="3"/>- Regular vs modified antenna/router setup.</text:span></text:p>
        <text:p text:style-name="P4"><text:span text:style-name="Source_20_Text"><text:s text:c="3"/>- Directional walking labels.</text:span></text:p>
        <text:p text:style-name="P4"><text:span text:style-name="Source_20_Text"><text:s text:c="3"/>- Bag/no-bag variation.</text:span></text:p>
        <text:p text:style-name="P4"><text:span text:style-name="Source_20_Text"><text:s text:c="3"/>- Same-subject cross-setup availability.</text:span></text:p>
        <text:p text:style-name="P4"><text:span text:style-name="Source_20_Text"><text:s text:c="3"/>- Potential novelty.</text:span></text:p>
        <text:p text:style-name="P4"><text:span text:style-name="Source_20_Text">PART 2: Deep Dataset Analysis</text:span></text:p>
        <text:p text:style-name="P4"><text:span text:style-name="Source_20_Text">Analyze my dataset and tell me:</text:span></text:p>
        <text:p text:style-name="P4"><text:span text:style-name="Source_20_Text">1. What makes this dataset strong?</text:span></text:p>
        <text:p text:style-name="P4"><text:span text:style-name="Source_20_Text">2. What makes this dataset weak?</text:span></text:p>
        <text:p text:style-name="P4"><text:span text:style-name="Source_20_Text">3. What missing metadata may reduce Q1 journal acceptance?</text:span></text:p>
        <text:p text:style-name="P4"><text:span text:style-name="Source_20_Text">4. What additional information should I document before training models?</text:span></text:p>
        <text:p text:style-name="P4"><text:span text:style-name="Source_20_Text">5. What experimental protocols can be designed from the current dataset?</text:span></text:p>
        <text:p text:style-name="P4"><text:span text:style-name="Source_20_Text">6. What research questions can be answered using this dataset?</text:span></text:p>
        <text:p text:style-name="P4"><text:span text:style-name="Source_20_Text">7. Which labels should be used for:</text:span></text:p>
        <text:p text:style-name="P4"><text:span text:style-name="Source_20_Text"><text:s text:c="3"/>- Person identification.</text:span></text:p>
        <text:p text:style-name="P4"><text:span text:style-name="Source_20_Text"><text:s text:c="3"/>- Direction classification.</text:span></text:p>
        <text:p text:style-name="P4"><text:span text:style-name="Source_20_Text"><text:s text:c="3"/>- Bag/no-bag classification.</text:span></text:p>
        <text:p text:style-name="P4"><text:span text:style-name="Source_20_Text"><text:s text:c="3"/>- Cross-condition recognition.</text:span></text:p>
        <text:p text:style-name="P4"><text:span text:style-name="Source_20_Text"><text:s text:c="3"/>- Cross-router/setup adaptation.</text:span></text:p>
        <text:p text:style-name="P4"><text:span text:style-name="Source_20_Text">8. Identify possible data leakage risks, especially because each person has 100 samples and some samples are from the same collection environment.</text:span></text:p>
        <text:p text:style-name="P4"><text:span text:style-name="Source_20_Text">9. Suggest proper train/validation/test splits:</text:span></text:p>
        <text:p text:style-name="P4"><text:span text:style-name="Source_20_Text"><text:s text:c="3"/>- Random split.</text:span></text:p>
        <text:p text:style-name="P4"><text:span text:style-name="Source_20_Text"><text:s text:c="3"/>- Subject-dependent split.</text:span></text:p>
        <text:p text:style-name="P4"><text:span text:style-name="Source_20_Text"><text:s text:c="3"/>- Subject-independent split if possible.</text:span></text:p>
        <text:p text:style-name="P4"><text:span text:style-name="Source_20_Text"><text:s text:c="3"/>- Leave-one-person-out.</text:span></text:p>
        <text:p text:style-name="P4"><text:span text:style-name="Source_20_Text"><text:s text:c="3"/>- Leave-one-condition-out.</text:span></text:p>
        <text:p text:style-name="P4"><text:span text:style-name="Source_20_Text"><text:s text:c="3"/>- Cross-direction split.</text:span></text:p>
        <text:p text:style-name="P4"><text:span text:style-name="Source_20_Text"><text:s text:c="3"/>- Cross-bag split.</text:span></text:p>
        <text:p text:style-name="P4"><text:span text:style-name="Source_20_Text"><text:s text:c="3"/>- Regular-to-modified and modified-to-regular transfer.</text:span></text:p>
        <text:p text:style-name="P4"><text:span text:style-name="Source_20_Text">10. Explain which split is strongest for Q1 journal publication and why.</text:span></text:p>
        <text:p text:style-name="P4"><text:span text:style-name="Source_20_Text">PART 3: Scope of Improvements and Publishable Research Gaps</text:span></text:p>
        <text:p text:style-name="P4"><text:span text:style-name="Source_20_Text">Suggest scope of improvement over current CSI gait recognition papers. Organize the improvements into:</text:span></text:p>
        <text:p text:style-name="P4"><text:span text:style-name="Source_20_Text">1. Signal preprocessing improvements.</text:span></text:p>
        <text:p text:style-name="P4"><text:span text:style-name="Source_20_Text">2. CSI amplitude/phase cleaning improvements.</text:span></text:p>
        <text:p text:style-name="P4"><text:span text:style-name="Source_20_Text">3. Feature representation improvements.</text:span></text:p>
        <text:p text:style-name="P4"><text:span text:style-name="Source_20_Text">4. Model architecture improvements.</text:span></text:p>
        <text:p text:style-name="P4"><text:soft-page-break/><text:span text:style-name="Source_20_Text">5. Robustness and generalization improvements.</text:span></text:p>
        <text:p text:style-name="P4"><text:span text:style-name="Source_20_Text">6. Cross-domain/cross-setup adaptation improvements.</text:span></text:p>
        <text:p text:style-name="P4"><text:span text:style-name="Source_20_Text">7. Few-shot and low-data learning improvements.</text:span></text:p>
        <text:p text:style-name="P4"><text:span text:style-name="Source_20_Text">8. Explainability and interpretability improvements.</text:span></text:p>
        <text:p text:style-name="P4"><text:span text:style-name="Source_20_Text">9. Real-world deployment improvements.</text:span></text:p>
        <text:p text:style-name="P4"><text:span text:style-name="Source_20_Text">10. Statistical reliability and reproducibility improvements.</text:span></text:p>
        <text:p text:style-name="P4"><text:span text:style-name="Source_20_Text">For each improvement, explain:</text:span></text:p>
        <text:p text:style-name="P4"><text:span text:style-name="Source_20_Text">- Why it matters.</text:span></text:p>
        <text:p text:style-name="P4"><text:span text:style-name="Source_20_Text">- How it differs from existing work.</text:span></text:p>
        <text:p text:style-name="P4"><text:span text:style-name="Source_20_Text">- Whether it is strong enough for Q1.</text:span></text:p>
        <text:p text:style-name="P4"><text:span text:style-name="Source_20_Text">- What experiments are needed.</text:span></text:p>
        <text:p text:style-name="P4"><text:span text:style-name="Source_20_Text">- What baseline methods must be compared.</text:span></text:p>
        <text:p text:style-name="P4"><text:span text:style-name="Source_20_Text">- What risks or weaknesses exist.</text:span></text:p>
        <text:p text:style-name="P4"><text:span text:style-name="Source_20_Text">PART 4: ML/DL/LLM/Transformer-Based Models to Train</text:span></text:p>
        <text:p text:style-name="P4"><text:span text:style-name="Source_20_Text">Suggest all suitable models that can be trained on my dataset for Q1-level work. Divide them into categories:</text:span></text:p>
        <text:p text:style-name="P4"><text:span text:style-name="Source_20_Text">A. Traditional ML baselines:</text:span></text:p>
        <text:p text:style-name="P4"><text:span text:style-name="Source_20_Text">- SVM</text:span></text:p>
        <text:p text:style-name="P4"><text:span text:style-name="Source_20_Text">- Random Forest</text:span></text:p>
        <text:p text:style-name="P4"><text:span text:style-name="Source_20_Text">- XGBoost/LightGBM/CatBoost</text:span></text:p>
        <text:p text:style-name="P4"><text:span text:style-name="Source_20_Text">- KNN</text:span></text:p>
        <text:p text:style-name="P4"><text:span text:style-name="Source_20_Text">- Logistic Regression</text:span></text:p>
        <text:p text:style-name="P4"><text:span text:style-name="Source_20_Text">- Naive Bayes</text:span></text:p>
        <text:p text:style-name="P4"><text:span text:style-name="Source_20_Text">- LDA/QDA</text:span></text:p>
        <text:p text:style-name="P4"><text:span text:style-name="Source_20_Text">- HMM if sequence modeling is useful</text:span></text:p>
        <text:p text:style-name="P4"><text:span text:style-name="Source_20_Text">B. Classical deep learning:</text:span></text:p>
        <text:p text:style-name="P4"><text:span text:style-name="Source_20_Text">- 1D CNN</text:span></text:p>
        <text:p text:style-name="P4"><text:span text:style-name="Source_20_Text">- 2D CNN using CSI time-frequency images</text:span></text:p>
        <text:p text:style-name="P4"><text:span text:style-name="Source_20_Text">- CNN-LSTM</text:span></text:p>
        <text:p text:style-name="P4"><text:span text:style-name="Source_20_Text">- CNN-GRU</text:span></text:p>
        <text:p text:style-name="P4"><text:span text:style-name="Source_20_Text">- BiLSTM</text:span></text:p>
        <text:p text:style-name="P4"><text:span text:style-name="Source_20_Text">- BiGRU</text:span></text:p>
        <text:p text:style-name="P4"><text:span text:style-name="Source_20_Text">- TCN</text:span></text:p>
        <text:p text:style-name="P4"><text:span text:style-name="Source_20_Text">- Autoencoder-based models</text:span></text:p>
        <text:p text:style-name="P4"><text:span text:style-name="Source_20_Text">- Siamese network</text:span></text:p>
        <text:p text:style-name="P4"><text:span text:style-name="Source_20_Text">- Triplet network</text:span></text:p>
        <text:p text:style-name="P4"><text:span text:style-name="Source_20_Text">C. Attention and Transformer models:</text:span></text:p>
        <text:p text:style-name="P4"><text:span text:style-name="Source_20_Text">- Vanilla Transformer Encoder</text:span></text:p>
        <text:p text:style-name="P4"><text:span text:style-name="Source_20_Text">- Temporal Transformer</text:span></text:p>
        <text:p text:style-name="P4"><text:span text:style-name="Source_20_Text">- Time-Series Transformer</text:span></text:p>
        <text:p text:style-name="P4"><text:span text:style-name="Source_20_Text">- Conformer</text:span></text:p>
        <text:p text:style-name="P4"><text:span text:style-name="Source_20_Text">- Informer/Autoformer/FEDformer-style time-series models if appropriate</text:span></text:p>
        <text:p text:style-name="P4"><text:span text:style-name="Source_20_Text">- Vision Transformer on spectrogram/CSI image representation</text:span></text:p>
        <text:p text:style-name="P4"><text:span text:style-name="Source_20_Text">- Swin Transformer if CSI is converted to image-like representation</text:span></text:p>
        <text:p text:style-name="P4"><text:span text:style-name="Source_20_Text">- Cross-attention model for regular vs modified router domain alignment</text:span></text:p>
        <text:p text:style-name="P4"><text:span text:style-name="Source_20_Text">D. Self-supervised and contrastive learning:</text:span></text:p>
        <text:p text:style-name="P4"><text:span text:style-name="Source_20_Text">- SimCLR-style contrastive learning for CSI</text:span></text:p>
        <text:p text:style-name="P4"><text:span text:style-name="Source_20_Text">- MoCo-style representation learning</text:span></text:p>
        <text:p text:style-name="P4"><text:span text:style-name="Source_20_Text">- BYOL/Barlow Twins/VICReg-style methods</text:span></text:p>
        <text:p text:style-name="P4"><text:span text:style-name="Source_20_Text">- TS2Vec</text:span></text:p>
        <text:p text:style-name="P4"><text:span text:style-name="Source_20_Text">- CPC/contrastive predictive coding</text:span></text:p>
        <text:p text:style-name="P4"><text:span text:style-name="Source_20_Text">- Masked CSI modeling</text:span></text:p>
        <text:p text:style-name="P4"><text:span text:style-name="Source_20_Text">- Denoising autoencoder</text:span></text:p>
        <text:p text:style-name="P4"><text:span text:style-name="Source_20_Text">- Transformer-based masked signal reconstruction</text:span></text:p>
        <text:p text:style-name="P4"><text:span text:style-name="Source_20_Text">E. Domain adaptation/generalization:</text:span></text:p>
        <text:p text:style-name="P4"><text:span text:style-name="Source_20_Text">- DANN</text:span></text:p>
        <text:p text:style-name="P4"><text:span text:style-name="Source_20_Text">- CORAL</text:span></text:p>
        <text:p text:style-name="P4"><text:span text:style-name="Source_20_Text">- MMD-based adaptation</text:span></text:p>
        <text:p text:style-name="P4"><text:span text:style-name="Source_20_Text">- Adversarial domain adaptation</text:span></text:p>
        <text:p text:style-name="P4"><text:span text:style-name="Source_20_Text">- Domain-specific batch normalization</text:span></text:p>
        <text:p text:style-name="P4"><text:span text:style-name="Source_20_Text">- Test-time adaptation</text:span></text:p>
        <text:p text:style-name="P4"><text:span text:style-name="Source_20_Text">- Meta-learning for cross-setup adaptation</text:span></text:p>
        <text:p text:style-name="P4"><text:span text:style-name="Source_20_Text">- Regular-to-modified and modified-to-regular transfer learning</text:span></text:p>
        <text:p text:style-name="P4"><text:span text:style-name="Source_20_Text">F. Few-shot and metric learning:</text:span></text:p>
        <text:p text:style-name="P4"><text:soft-page-break/><text:span text:style-name="Source_20_Text">- Prototypical Networks</text:span></text:p>
        <text:p text:style-name="P4"><text:span text:style-name="Source_20_Text">- Matching Networks</text:span></text:p>
        <text:p text:style-name="P4"><text:span text:style-name="Source_20_Text">- Relation Networks</text:span></text:p>
        <text:p text:style-name="P4"><text:span text:style-name="Source_20_Text">- Siamese network</text:span></text:p>
        <text:p text:style-name="P4"><text:span text:style-name="Source_20_Text">- Triplet loss</text:span></text:p>
        <text:p text:style-name="P4"><text:span text:style-name="Source_20_Text">- ArcFace/CosFace/SphereFace for person recognition</text:span></text:p>
        <text:p text:style-name="P4"><text:span text:style-name="Source_20_Text">G. LLM-inspired or foundation-model-inspired approaches:</text:span></text:p>
        <text:p text:style-name="P4"><text:span text:style-name="Source_20_Text">- Use LLMs only where meaningful, not as a gimmick.</text:span></text:p>
        <text:p text:style-name="P4"><text:span text:style-name="Source_20_Text">- Suggest whether LLMs can help with:</text:span></text:p>
        <text:p text:style-name="P4"><text:span text:style-name="Source_20_Text"><text:s text:c="2"/>- Experiment planning.</text:span></text:p>
        <text:p text:style-name="P4"><text:span text:style-name="Source_20_Text"><text:s text:c="2"/>- Automated feature explanation.</text:span></text:p>
        <text:p text:style-name="P4"><text:span text:style-name="Source_20_Text"><text:s text:c="2"/>- Model result interpretation.</text:span></text:p>
        <text:p text:style-name="P4"><text:span text:style-name="Source_20_Text"><text:s text:c="2"/>- Code generation.</text:span></text:p>
        <text:p text:style-name="P4"><text:span text:style-name="Source_20_Text"><text:s text:c="2"/>- Report generation.</text:span></text:p>
        <text:p text:style-name="P4"><text:span text:style-name="Source_20_Text"><text:s text:c="2"/>- Multimodal reasoning if CSI is converted into text-like token sequences.</text:span></text:p>
        <text:p text:style-name="P4"><text:span text:style-name="Source_20_Text">- Suggest whether a pure LLM model is scientifically justified or not.</text:span></text:p>
        <text:p text:style-name="P4"><text:span text:style-name="Source_20_Text">- If not justified, explain clearly.</text:span></text:p>
        <text:p text:style-name="P4"><text:span text:style-name="Source_20_Text">- Suggest better alternatives such as transformer encoders, masked modeling, and self-supervised time-series foundation models.</text:span></text:p>
        <text:p text:style-name="P4"><text:span text:style-name="Source_20_Text">For each model category, provide:</text:span></text:p>
        <text:p text:style-name="P4"><text:span text:style-name="Source_20_Text">1. Input format.</text:span></text:p>
        <text:p text:style-name="P4"><text:span text:style-name="Source_20_Text">2. Required preprocessing.</text:span></text:p>
        <text:p text:style-name="P4"><text:span text:style-name="Source_20_Text">3. Training strategy.</text:span></text:p>
        <text:p text:style-name="P4"><text:span text:style-name="Source_20_Text">4. Loss function.</text:span></text:p>
        <text:p text:style-name="P4"><text:span text:style-name="Source_20_Text">5. Evaluation metrics.</text:span></text:p>
        <text:p text:style-name="P4"><text:span text:style-name="Source_20_Text">6. Expected strengths.</text:span></text:p>
        <text:p text:style-name="P4"><text:span text:style-name="Source_20_Text">7. Expected weaknesses.</text:span></text:p>
        <text:p text:style-name="P4"><text:span text:style-name="Source_20_Text">8. Whether it is baseline-level, good-level, or Q1-contribution-level.</text:span></text:p>
        <text:p text:style-name="P4"><text:span text:style-name="Source_20_Text">9. How to combine models into a strong paper.</text:span></text:p>
        <text:p text:style-name="P4"><text:span text:style-name="Source_20_Text">PART 5: Dataset Preparation Pipeline from Scratch</text:span></text:p>
        <text:p text:style-name="P4"><text:span text:style-name="Source_20_Text">Give a complete dataset preparation guideline:</text:span></text:p>
        <text:p text:style-name="P4"><text:span text:style-name="Source_20_Text">1. Folder organization:</text:span></text:p>
        <text:p text:style-name="P4"><text:span text:style-name="Source_20_Text"><text:s text:c="3"/>- Raw data.</text:span></text:p>
        <text:p text:style-name="P4"><text:span text:style-name="Source_20_Text"><text:s text:c="3"/>- Processed data.</text:span></text:p>
        <text:p text:style-name="P4"><text:span text:style-name="Source_20_Text"><text:s text:c="3"/>- Metadata.</text:span></text:p>
        <text:p text:style-name="P4"><text:span text:style-name="Source_20_Text"><text:s text:c="3"/>- Train/val/test splits.</text:span></text:p>
        <text:p text:style-name="P4"><text:span text:style-name="Source_20_Text"><text:s text:c="3"/>- Preprocessing scripts.</text:span></text:p>
        <text:p text:style-name="P4"><text:span text:style-name="Source_20_Text"><text:s text:c="3"/>- Model scripts.</text:span></text:p>
        <text:p text:style-name="P4"><text:span text:style-name="Source_20_Text"><text:s text:c="3"/>- Result logs.</text:span></text:p>
        <text:p text:style-name="P4"><text:span text:style-name="Source_20_Text"><text:s text:c="3"/>- Figures.</text:span></text:p>
        <text:p text:style-name="P4"><text:span text:style-name="Source_20_Text"><text:s text:c="3"/>- Manuscript files.</text:span></text:p>
        <text:p text:style-name="P4"><text:span text:style-name="Source_20_Text">2. Metadata table design:</text:span></text:p>
        <text:p text:style-name="P4"><text:span text:style-name="Source_20_Text"><text:s text:c="3"/>Include columns such as:</text:span></text:p>
        <text:p text:style-name="P4"><text:span text:style-name="Source_20_Text"><text:s text:c="3"/>- participant_id</text:span></text:p>
        <text:p text:style-name="P4"><text:span text:style-name="Source_20_Text"><text:s text:c="3"/>- sample_id</text:span></text:p>
        <text:p text:style-name="P4"><text:span text:style-name="Source_20_Text"><text:s text:c="3"/>- setup_type: regular/modified</text:span></text:p>
        <text:p text:style-name="P4"><text:span text:style-name="Source_20_Text"><text:s text:c="3"/>- direction: left-to-right/right-to-left</text:span></text:p>
        <text:p text:style-name="P4"><text:span text:style-name="Source_20_Text"><text:s text:c="3"/>- condition: normal/with-bag</text:span></text:p>
        <text:p text:style-name="P4"><text:span text:style-name="Source_20_Text"><text:s text:c="3"/>- csi_file_path</text:span></text:p>
        <text:p text:style-name="P4"><text:span text:style-name="Source_20_Text"><text:s text:c="3"/>- csv_file_path</text:span></text:p>
        <text:p text:style-name="P4"><text:span text:style-name="Source_20_Text"><text:s text:c="3"/>- collection_date if available</text:span></text:p>
        <text:p text:style-name="P4"><text:span text:style-name="Source_20_Text"><text:s text:c="3"/>- router_config</text:span></text:p>
        <text:p text:style-name="P4"><text:span text:style-name="Source_20_Text"><text:s text:c="3"/>- antenna_config</text:span></text:p>
        <text:p text:style-name="P4"><text:span text:style-name="Source_20_Text"><text:s text:c="3"/>- receiver_config</text:span></text:p>
        <text:p text:style-name="P4"><text:span text:style-name="Source_20_Text"><text:s text:c="3"/>- sampling rate</text:span></text:p>
        <text:p text:style-name="P4"><text:span text:style-name="Source_20_Text"><text:s text:c="3"/>- number of packets</text:span></text:p>
        <text:p text:style-name="P4"><text:span text:style-name="Source_20_Text"><text:s text:c="3"/>- number of subcarriers</text:span></text:p>
        <text:p text:style-name="P4"><text:span text:style-name="Source_20_Text"><text:s text:c="3"/>- environment information if available</text:span></text:p>
        <text:p text:style-name="P4"><text:span text:style-name="Source_20_Text">3. CSI preprocessing:</text:span></text:p>
        <text:p text:style-name="P4"><text:span text:style-name="Source_20_Text"><text:s text:c="3"/>- File loading.</text:span></text:p>
        <text:p text:style-name="P4"><text:span text:style-name="Source_20_Text"><text:s text:c="3"/>- Packet filtering.</text:span></text:p>
        <text:p text:style-name="P4"><text:span text:style-name="Source_20_Text"><text:s text:c="3"/>- Missing packet handling.</text:span></text:p>
        <text:p text:style-name="P4"><text:span text:style-name="Source_20_Text"><text:s text:c="3"/>- Outlier removal.</text:span></text:p>
        <text:p text:style-name="P4"><text:span text:style-name="Source_20_Text"><text:s text:c="3"/>- Amplitude extraction.</text:span></text:p>
        <text:p text:style-name="P4"><text:soft-page-break/><text:span text:style-name="Source_20_Text"><text:s text:c="3"/>- Phase extraction.</text:span></text:p>
        <text:p text:style-name="P4"><text:span text:style-name="Source_20_Text"><text:s text:c="3"/>- Phase sanitization.</text:span></text:p>
        <text:p text:style-name="P4"><text:span text:style-name="Source_20_Text"><text:s text:c="3"/>- Denoising.</text:span></text:p>
        <text:p text:style-name="P4"><text:span text:style-name="Source_20_Text"><text:s text:c="3"/>- Low-pass filtering.</text:span></text:p>
        <text:p text:style-name="P4"><text:span text:style-name="Source_20_Text"><text:s text:c="3"/>- Hampel filter.</text:span></text:p>
        <text:p text:style-name="P4"><text:span text:style-name="Source_20_Text"><text:s text:c="3"/>- PCA.</text:span></text:p>
        <text:p text:style-name="P4"><text:span text:style-name="Source_20_Text"><text:s text:c="3"/>- Wavelet denoising.</text:span></text:p>
        <text:p text:style-name="P4"><text:span text:style-name="Source_20_Text"><text:s text:c="3"/>- STFT/spectrogram generation.</text:span></text:p>
        <text:p text:style-name="P4"><text:span text:style-name="Source_20_Text"><text:s text:c="3"/>- Normalization.</text:span></text:p>
        <text:p text:style-name="P4"><text:span text:style-name="Source_20_Text"><text:s text:c="3"/>- Windowing/segmentation.</text:span></text:p>
        <text:p text:style-name="P4"><text:span text:style-name="Source_20_Text"><text:s text:c="3"/>- Data augmentation.</text:span></text:p>
        <text:p text:style-name="P4"><text:span text:style-name="Source_20_Text">4. Label generation:</text:span></text:p>
        <text:p text:style-name="P4"><text:span text:style-name="Source_20_Text"><text:s text:c="3"/>- Person ID label.</text:span></text:p>
        <text:p text:style-name="P4"><text:span text:style-name="Source_20_Text"><text:s text:c="3"/>- Direction label using odd/even sample rule.</text:span></text:p>
        <text:p text:style-name="P4"><text:span text:style-name="Source_20_Text"><text:s text:c="3"/>- Condition label using sample range 1–80 and 81–100.</text:span></text:p>
        <text:p text:style-name="P4"><text:span text:style-name="Source_20_Text"><text:s text:c="3"/>- Setup label: regular/modified.</text:span></text:p>
        <text:p text:style-name="P4"><text:span text:style-name="Source_20_Text">5. Data split design:</text:span></text:p>
        <text:p text:style-name="P4"><text:span text:style-name="Source_20_Text"><text:s text:c="3"/>- Avoid leakage.</text:span></text:p>
        <text:p text:style-name="P4"><text:span text:style-name="Source_20_Text"><text:s text:c="3"/>- Keep same person/sample dependencies controlled.</text:span></text:p>
        <text:p text:style-name="P4"><text:span text:style-name="Source_20_Text"><text:s text:c="3"/>- Make reproducible split files.</text:span></text:p>
        <text:p text:style-name="P4"><text:span text:style-name="Source_20_Text"><text:s text:c="3"/>- Save split seeds.</text:span></text:p>
        <text:p text:style-name="P4"><text:span text:style-name="Source_20_Text"><text:s text:c="3"/>- Prepare multiple protocols for fair evaluation.</text:span></text:p>
        <text:p text:style-name="P4"><text:span text:style-name="Source_20_Text">6. Model-ready formats:</text:span></text:p>
        <text:p text:style-name="P4"><text:span text:style-name="Source_20_Text"><text:s text:c="3"/>- Raw time-series tensor.</text:span></text:p>
        <text:p text:style-name="P4"><text:span text:style-name="Source_20_Text"><text:s text:c="3"/>- Denoised amplitude tensor.</text:span></text:p>
        <text:p text:style-name="P4"><text:span text:style-name="Source_20_Text"><text:s text:c="3"/>- Phase tensor.</text:span></text:p>
        <text:p text:style-name="P4"><text:span text:style-name="Source_20_Text"><text:s text:c="3"/>- Amplitude + phase fusion tensor.</text:span></text:p>
        <text:p text:style-name="P4"><text:span text:style-name="Source_20_Text"><text:s text:c="3"/>- Spectrogram image.</text:span></text:p>
        <text:p text:style-name="P4"><text:span text:style-name="Source_20_Text"><text:s text:c="3"/>- PCA-compressed feature.</text:span></text:p>
        <text:p text:style-name="P4"><text:span text:style-name="Source_20_Text"><text:s text:c="3"/>- Statistical feature vector.</text:span></text:p>
        <text:p text:style-name="P4"><text:span text:style-name="Source_20_Text"><text:s text:c="3"/>- Tokenized CSI sequence for transformer.</text:span></text:p>
        <text:p text:style-name="P4"><text:span text:style-name="Source_20_Text">PART 6: Experimental Design for Q1 Journal</text:span></text:p>
        <text:p text:style-name="P4"><text:span text:style-name="Source_20_Text">Design strong experiments:</text:span></text:p>
        <text:p text:style-name="P4"><text:span text:style-name="Source_20_Text">1. Main experiment:</text:span></text:p>
        <text:p text:style-name="P4"><text:span text:style-name="Source_20_Text"><text:s text:c="3"/>- Person identification using 25-person regular-router dataset.</text:span></text:p>
        <text:p text:style-name="P4"><text:span text:style-name="Source_20_Text">2. Direction robustness:</text:span></text:p>
        <text:p text:style-name="P4"><text:span text:style-name="Source_20_Text"><text:s text:c="3"/>- Train on one direction, test on the opposite direction.</text:span></text:p>
        <text:p text:style-name="P4"><text:span text:style-name="Source_20_Text">3. Bag robustness:</text:span></text:p>
        <text:p text:style-name="P4"><text:span text:style-name="Source_20_Text"><text:s text:c="3"/>- Train on normal walking, test on with-bag walking.</text:span></text:p>
        <text:p text:style-name="P4"><text:span text:style-name="Source_20_Text">4. Cross-condition recognition:</text:span></text:p>
        <text:p text:style-name="P4"><text:span text:style-name="Source_20_Text"><text:s text:c="3"/>- Normal vs with-bag.</text:span></text:p>
        <text:p text:style-name="P4"><text:span text:style-name="Source_20_Text">5. Cross-setup adaptation:</text:span></text:p>
        <text:p text:style-name="P4"><text:span text:style-name="Source_20_Text"><text:s text:c="3"/>- Train on regular-router data of the 5 overlapping subjects, test on modified-router data.</text:span></text:p>
        <text:p text:style-name="P4"><text:span text:style-name="Source_20_Text"><text:s text:c="3"/>- Train on modified-router data, test on regular-router data.</text:span></text:p>
        <text:p text:style-name="P4"><text:span text:style-name="Source_20_Text">6. Multi-task learning:</text:span></text:p>
        <text:p text:style-name="P4"><text:span text:style-name="Source_20_Text"><text:s text:c="3"/>- Person ID + direction + bag condition.</text:span></text:p>
        <text:p text:style-name="P4"><text:span text:style-name="Source_20_Text">7. Ablation studies:</text:span></text:p>
        <text:p text:style-name="P4"><text:span text:style-name="Source_20_Text"><text:s text:c="3"/>- Amplitude only vs phase only vs amplitude+phase.</text:span></text:p>
        <text:p text:style-name="P4"><text:span text:style-name="Source_20_Text"><text:s text:c="3"/>- Raw CSI vs filtered CSI.</text:span></text:p>
        <text:p text:style-name="P4"><text:span text:style-name="Source_20_Text"><text:s text:c="3"/>- CNN vs LSTM vs Transformer.</text:span></text:p>
        <text:p text:style-name="P4"><text:span text:style-name="Source_20_Text"><text:s text:c="3"/>- With and without augmentation.</text:span></text:p>
        <text:p text:style-name="P4"><text:span text:style-name="Source_20_Text"><text:s text:c="3"/>- With and without domain adaptation.</text:span></text:p>
        <text:p text:style-name="P4"><text:span text:style-name="Source_20_Text"><text:s text:c="3"/>- Regular-router only vs modified-router enhanced spatial setup.</text:span></text:p>
        <text:p text:style-name="P4"><text:span text:style-name="Source_20_Text">8. Statistical validation:</text:span></text:p>
        <text:p text:style-name="P4"><text:span text:style-name="Source_20_Text"><text:s text:c="3"/>- Mean ± standard deviation across multiple runs.</text:span></text:p>
        <text:p text:style-name="P4"><text:span text:style-name="Source_20_Text"><text:s text:c="3"/>- Confidence interval.</text:span></text:p>
        <text:p text:style-name="P4"><text:span text:style-name="Source_20_Text"><text:s text:c="3"/>- Paired t-test or Wilcoxon signed-rank test.</text:span></text:p>
        <text:p text:style-name="P4"><text:span text:style-name="Source_20_Text"><text:s text:c="3"/>- McNemar test if suitable.</text:span></text:p>
        <text:p text:style-name="P4"><text:span text:style-name="Source_20_Text">9. Complexity analysis:</text:span></text:p>
        <text:p text:style-name="P4"><text:span text:style-name="Source_20_Text"><text:s text:c="3"/>- Parameters.</text:span></text:p>
        <text:p text:style-name="P4"><text:span text:style-name="Source_20_Text"><text:s text:c="3"/>- FLOPs.</text:span></text:p>
        <text:p text:style-name="P4"><text:span text:style-name="Source_20_Text"><text:s text:c="3"/>- Inference time.</text:span></text:p>
        <text:p text:style-name="P4"><text:span text:style-name="Source_20_Text"><text:s text:c="3"/>- Memory.</text:span></text:p>
        <text:p text:style-name="P4"><text:soft-page-break/><text:span text:style-name="Source_20_Text"><text:s text:c="3"/>- Deployment feasibility.</text:span></text:p>
        <text:p text:style-name="P4"><text:span text:style-name="Source_20_Text">10. Explainability:</text:span></text:p>
        <text:p text:style-name="P4"><text:span text:style-name="Source_20_Text"><text:s text:c="3"/>- Saliency map.</text:span></text:p>
        <text:p text:style-name="P4"><text:span text:style-name="Source_20_Text"><text:s text:c="3"/>- Attention visualization.</text:span></text:p>
        <text:p text:style-name="P4"><text:span text:style-name="Source_20_Text"><text:s text:c="3"/>- Subcarrier importance.</text:span></text:p>
        <text:p text:style-name="P4"><text:span text:style-name="Source_20_Text"><text:s text:c="3"/>- Time-region importance.</text:span></text:p>
        <text:p text:style-name="P4"><text:span text:style-name="Source_20_Text"><text:s text:c="3"/>- t-SNE/UMAP embedding visualization.</text:span></text:p>
        <text:p text:style-name="P4"><text:span text:style-name="Source_20_Text">PART 7: Recommend Q1-Level Paper Ideas</text:span></text:p>
        <text:p text:style-name="P4"><text:span text:style-name="Source_20_Text">Suggest at least 5 serious Q1 journal paper ideas from this dataset. For each idea, provide:</text:span></text:p>
        <text:p text:style-name="P4"><text:span text:style-name="Source_20_Text">1. Tentative title.</text:span></text:p>
        <text:p text:style-name="P4"><text:span text:style-name="Source_20_Text">2. Main research problem.</text:span></text:p>
        <text:p text:style-name="P4"><text:span text:style-name="Source_20_Text">3. Novelty claim.</text:span></text:p>
        <text:p text:style-name="P4"><text:span text:style-name="Source_20_Text">4. Why it can be Q1-level.</text:span></text:p>
        <text:p text:style-name="P4"><text:span text:style-name="Source_20_Text">5. Dataset subset required.</text:span></text:p>
        <text:p text:style-name="P4"><text:span text:style-name="Source_20_Text">6. Model architecture.</text:span></text:p>
        <text:p text:style-name="P4"><text:span text:style-name="Source_20_Text">7. Baselines.</text:span></text:p>
        <text:p text:style-name="P4"><text:span text:style-name="Source_20_Text">8. Experiments.</text:span></text:p>
        <text:p text:style-name="P4"><text:span text:style-name="Source_20_Text">9. Expected contributions.</text:span></text:p>
        <text:p text:style-name="P4"><text:span text:style-name="Source_20_Text">10. Possible target journals.</text:span></text:p>
        <text:p text:style-name="P4"><text:span text:style-name="Source_20_Text">11. Risks and how to reduce them.</text:span></text:p>
        <text:p text:style-name="P4"><text:span text:style-name="Source_20_Text">Prioritize ideas that are realistic with my current dataset, not unrealistic ideas that require collecting a huge new dataset.</text:span></text:p>
        <text:p text:style-name="P4"><text:span text:style-name="Source_20_Text">Possible themes to consider:</text:span></text:p>
        <text:p text:style-name="P4"><text:span text:style-name="Source_20_Text">1. Robust WiFi CSI gait recognition under carrying-condition variation.</text:span></text:p>
        <text:p text:style-name="P4"><text:span text:style-name="Source_20_Text">2. Direction-invariant CSI gait recognition.</text:span></text:p>
        <text:p text:style-name="P4"><text:span text:style-name="Source_20_Text">3. Modified antenna-spread router configuration for improved spatial CSI gait sensing.</text:span></text:p>
        <text:p text:style-name="P4"><text:span text:style-name="Source_20_Text">4. Cross-router-configuration/domain-adaptive gait recognition.</text:span></text:p>
        <text:p text:style-name="P4"><text:span text:style-name="Source_20_Text">5. Self-supervised CSI representation learning for limited-subject biometric recognition.</text:span></text:p>
        <text:p text:style-name="P4"><text:span text:style-name="Source_20_Text">6. Multi-task learning for person, direction, and carrying-condition recognition.</text:span></text:p>
        <text:p text:style-name="P4"><text:span text:style-name="Source_20_Text">7. Lightweight deployable CSI gait recognition model for real-world edge inference.</text:span></text:p>
        <text:p text:style-name="P4"><text:span text:style-name="Source_20_Text">8. Contrastive learning or metric learning for CSI-based person identification.</text:span></text:p>
        <text:p text:style-name="P4"><text:span text:style-name="Source_20_Text">PART 8: Recommend the Best 2-Paper Strategy</text:span></text:p>
        <text:p text:style-name="P4"><text:span text:style-name="Source_20_Text">I want at least 2 Q1 journal papers. Recommend the best strategy:</text:span></text:p>
        <text:p text:style-name="P4"><text:span text:style-name="Source_20_Text">Paper 1:</text:span></text:p>
        <text:p text:style-name="P4"><text:span text:style-name="Source_20_Text">- What should be the central idea?</text:span></text:p>
        <text:p text:style-name="P4"><text:span text:style-name="Source_20_Text">- What dataset portion should be used?</text:span></text:p>
        <text:p text:style-name="P4"><text:span text:style-name="Source_20_Text">- What models should be trained?</text:span></text:p>
        <text:p text:style-name="P4"><text:span text:style-name="Source_20_Text">- What should be the novelty?</text:span></text:p>
        <text:p text:style-name="P4"><text:span text:style-name="Source_20_Text">- What should be the minimum experiments?</text:span></text:p>
        <text:p text:style-name="P4"><text:span text:style-name="Source_20_Text">- Which journals are suitable?</text:span></text:p>
        <text:p text:style-name="P4"><text:span text:style-name="Source_20_Text">Paper 2:</text:span></text:p>
        <text:p text:style-name="P4"><text:span text:style-name="Source_20_Text">- What should be the central idea?</text:span></text:p>
        <text:p text:style-name="P4"><text:span text:style-name="Source_20_Text">- How must it be clearly different from Paper 1?</text:span></text:p>
        <text:p text:style-name="P4"><text:span text:style-name="Source_20_Text">- What dataset portion should be used?</text:span></text:p>
        <text:p text:style-name="P4"><text:span text:style-name="Source_20_Text">- What models should be trained?</text:span></text:p>
        <text:p text:style-name="P4"><text:span text:style-name="Source_20_Text">- What should be the novelty?</text:span></text:p>
        <text:p text:style-name="P4"><text:span text:style-name="Source_20_Text">- What should be the minimum experiments?</text:span></text:p>
        <text:p text:style-name="P4"><text:span text:style-name="Source_20_Text">- Which journals are suitable?</text:span></text:p>
        <text:p text:style-name="P4"><text:span text:style-name="Source_20_Text">Also explain:</text:span></text:p>
        <text:p text:style-name="P4"><text:span text:style-name="Source_20_Text">- Which paper should be written first.</text:span></text:p>
        <text:p text:style-name="P4"><text:span text:style-name="Source_20_Text">- Which one has the higher chance of acceptance.</text:span></text:p>
        <text:p text:style-name="P4"><text:span text:style-name="Source_20_Text">- Which one requires more experiments.</text:span></text:p>
        <text:p text:style-name="P4"><text:span text:style-name="Source_20_Text">- Which one has stronger novelty.</text:span></text:p>
        <text:p text:style-name="P4"><text:span text:style-name="Source_20_Text">- Which one is safer for Q1.</text:span></text:p>
        <text:p text:style-name="P4"><text:span text:style-name="Source_20_Text">PART 9: Complete Research Roadmap from Scratch</text:span></text:p>
        <text:p text:style-name="P4"><text:span text:style-name="Source_20_Text">Give me a step-by-step roadmap:</text:span></text:p>
        <text:p text:style-name="P4"><text:span text:style-name="Source_20_Text">Stage 1: Dataset audit.</text:span></text:p>
        <text:p text:style-name="P4"><text:span text:style-name="Source_20_Text">Stage 2: Metadata preparation.</text:span></text:p>
        <text:p text:style-name="P4"><text:span text:style-name="Source_20_Text">Stage 3: CSI loading and preprocessing.</text:span></text:p>
        <text:p text:style-name="P4"><text:soft-page-break/><text:span text:style-name="Source_20_Text">Stage 4: Label generation.</text:span></text:p>
        <text:p text:style-name="P4"><text:span text:style-name="Source_20_Text">Stage 5: Exploratory data analysis.</text:span></text:p>
        <text:p text:style-name="P4"><text:span text:style-name="Source_20_Text">Stage 6: Baseline ML models.</text:span></text:p>
        <text:p text:style-name="P4"><text:span text:style-name="Source_20_Text">Stage 7: Baseline DL models.</text:span></text:p>
        <text:p text:style-name="P4"><text:span text:style-name="Source_20_Text">Stage 8: Advanced transformer/self-supervised/domain adaptation models.</text:span></text:p>
        <text:p text:style-name="P4"><text:span text:style-name="Source_20_Text">Stage 9: Ablation experiments.</text:span></text:p>
        <text:p text:style-name="P4"><text:span text:style-name="Source_20_Text">Stage 10: Statistical testing.</text:span></text:p>
        <text:p text:style-name="P4"><text:span text:style-name="Source_20_Text">Stage 11: Visualization and explainability.</text:span></text:p>
        <text:p text:style-name="P4"><text:span text:style-name="Source_20_Text">Stage 12: Manuscript structure.</text:span></text:p>
        <text:p text:style-name="P4"><text:span text:style-name="Source_20_Text">Stage 13: Journal selection.</text:span></text:p>
        <text:p text:style-name="P4"><text:span text:style-name="Source_20_Text">Stage 14: Reviewer-proofing.</text:span></text:p>
        <text:p text:style-name="P4"><text:span text:style-name="Source_20_Text">Stage 15: Final submission checklist.</text:span></text:p>
        <text:p text:style-name="P4"><text:span text:style-name="Source_20_Text">For each stage, include:</text:span></text:p>
        <text:p text:style-name="P4"><text:span text:style-name="Source_20_Text">- Goal.</text:span></text:p>
        <text:p text:style-name="P4"><text:span text:style-name="Source_20_Text">- Exact tasks.</text:span></text:p>
        <text:p text:style-name="P4"><text:span text:style-name="Source_20_Text">- Tools/libraries.</text:span></text:p>
        <text:p text:style-name="P4"><text:span text:style-name="Source_20_Text">- Expected output.</text:span></text:p>
        <text:p text:style-name="P4"><text:span text:style-name="Source_20_Text">- Common mistakes.</text:span></text:p>
        <text:p text:style-name="P4"><text:span text:style-name="Source_20_Text">- Quality-control checklist.</text:span></text:p>
        <text:p text:style-name="P4"><text:span text:style-name="Source_20_Text">PART 10: Manuscript Guidance</text:span></text:p>
        <text:p text:style-name="P4"><text:span text:style-name="Source_20_Text">Give me a Q1 journal manuscript structure:</text:span></text:p>
        <text:p text:style-name="P4"><text:span text:style-name="Source_20_Text">1. Title options.</text:span></text:p>
        <text:p text:style-name="P4"><text:span text:style-name="Source_20_Text">2. Abstract structure.</text:span></text:p>
        <text:p text:style-name="P4"><text:span text:style-name="Source_20_Text">3. Introduction.</text:span></text:p>
        <text:p text:style-name="P4"><text:span text:style-name="Source_20_Text">4. Motivation.</text:span></text:p>
        <text:p text:style-name="P4"><text:span text:style-name="Source_20_Text">5. Related work.</text:span></text:p>
        <text:p text:style-name="P4"><text:span text:style-name="Source_20_Text">6. Dataset and experimental setup.</text:span></text:p>
        <text:p text:style-name="P4"><text:span text:style-name="Source_20_Text">7. Methodology.</text:span></text:p>
        <text:p text:style-name="P4"><text:span text:style-name="Source_20_Text">8. Proposed model.</text:span></text:p>
        <text:p text:style-name="P4"><text:span text:style-name="Source_20_Text">9. Experimental protocols.</text:span></text:p>
        <text:p text:style-name="P4"><text:span text:style-name="Source_20_Text">10. Results.</text:span></text:p>
        <text:p text:style-name="P4"><text:span text:style-name="Source_20_Text">11. Ablation study.</text:span></text:p>
        <text:p text:style-name="P4"><text:span text:style-name="Source_20_Text">12. Discussion.</text:span></text:p>
        <text:p text:style-name="P4"><text:span text:style-name="Source_20_Text">13. Limitations.</text:span></text:p>
        <text:p text:style-name="P4"><text:span text:style-name="Source_20_Text">14. Reproducibility.</text:span></text:p>
        <text:p text:style-name="P4"><text:span text:style-name="Source_20_Text">15. Conclusion.</text:span></text:p>
        <text:p text:style-name="P4"><text:span text:style-name="Source_20_Text">Also suggest:</text:span></text:p>
        <text:p text:style-name="P4"><text:span text:style-name="Source_20_Text">- Best figures.</text:span></text:p>
        <text:p text:style-name="P4"><text:span text:style-name="Source_20_Text">- Best tables.</text:span></text:p>
        <text:p text:style-name="P4"><text:span text:style-name="Source_20_Text">- Best comparison table format.</text:span></text:p>
        <text:p text:style-name="P4"><text:span text:style-name="Source_20_Text">- How to present the modified-router setup.</text:span></text:p>
        <text:p text:style-name="P4"><text:span text:style-name="Source_20_Text">- How to show dataset structure.</text:span></text:p>
        <text:p text:style-name="P4"><text:span text:style-name="Source_20_Text">- How to report results honestly.</text:span></text:p>
        <text:p text:style-name="P4"><text:span text:style-name="Source_20_Text">- How to avoid reviewer criticism.</text:span></text:p>
        <text:p text:style-name="P4"><text:span text:style-name="Source_20_Text">PART 11: Be Critical</text:span></text:p>
        <text:p text:style-name="P4"><text:span text:style-name="Source_20_Text">Do not only encourage me. Be strict like a Q1 reviewer.</text:span></text:p>
        <text:p text:style-name="P4"><text:span text:style-name="Source_20_Text">Tell me:</text:span></text:p>
        <text:p text:style-name="P4"><text:span text:style-name="Source_20_Text">1. What weaknesses may cause rejection?</text:span></text:p>
        <text:p text:style-name="P4"><text:span text:style-name="Source_20_Text">2. What claims I should avoid.</text:span></text:p>
        <text:p text:style-name="P4"><text:span text:style-name="Source_20_Text">3. What experiments are mandatory.</text:span></text:p>
        <text:p text:style-name="P4"><text:span text:style-name="Source_20_Text">4. What baselines are mandatory.</text:span></text:p>
        <text:p text:style-name="P4"><text:span text:style-name="Source_20_Text">5. What additional data, if any, would greatly improve the paper.</text:span></text:p>
        <text:p text:style-name="P4"><text:span text:style-name="Source_20_Text">6. Whether 25 participants are enough for a serious Q1 journal.</text:span></text:p>
        <text:p text:style-name="P4"><text:span text:style-name="Source_20_Text">7. Whether the 5-person modified-router subset is enough for a standalone Q1 contribution.</text:span></text:p>
        <text:p text:style-name="P4"><text:span text:style-name="Source_20_Text">8. How to frame the modified-router part without overclaiming.</text:span></text:p>
        <text:p text:style-name="P4"><text:span text:style-name="Source_20_Text">9. What would make the paper look incremental.</text:span></text:p>
        <text:p text:style-name="P4"><text:span text:style-name="Source_20_Text">10. What would make the paper look novel and serious.</text:span></text:p>
        <text:p text:style-name="P4"><text:span text:style-name="Source_20_Text">PART 12: Final Deliverables</text:span></text:p>
        <text:p text:style-name="P4"><text:span text:style-name="Source_20_Text">At the end, give me:</text:span></text:p>
        <text:p text:style-name="P4"><text:span text:style-name="Source_20_Text">1. A ranked list of the best research ideas.</text:span></text:p>
        <text:p text:style-name="P4"><text:span text:style-name="Source_20_Text">2. A ranked list of models to train first.</text:span></text:p>
        <text:p text:style-name="P4"><text:span text:style-name="Source_20_Text">3. A full experiment matrix.</text:span></text:p>
        <text:p text:style-name="P4"><text:span text:style-name="Source_20_Text">4. A recommended timeline.</text:span></text:p>
        <text:p text:style-name="P4"><text:soft-page-break/><text:span text:style-name="Source_20_Text">5. A publication strategy.</text:span></text:p>
        <text:p text:style-name="P4"><text:span text:style-name="Source_20_Text">6. A checklist for Q1 readiness.</text:span></text:p>
        <text:p text:style-name="P4"><text:span text:style-name="Source_20_Text">7. A final “best recommended plan” for my case.</text:span></text:p>
        <text:p text:style-name="P4"><text:span text:style-name="Source_20_Text">Important constraints:</text:span></text:p>
        <text:p text:style-name="P4"><text:span text:style-name="Source_20_Text">- Be practical.</text:span></text:p>
        <text:p text:style-name="P4"><text:span text:style-name="Source_20_Text">- Be deeply technical.</text:span></text:p>
        <text:p text:style-name="P4"><text:span text:style-name="Source_20_Text">- Do not give generic advice.</text:span></text:p>
        <text:p text:style-name="P4"><text:span text:style-name="Source_20_Text">- Connect every recommendation to my dataset structure.</text:span></text:p>
        <text:p text:style-name="P4"><text:span text:style-name="Source_20_Text">- Do not suggest LLMs just for trendiness.</text:span></text:p>
        <text:p text:style-name="P4"><text:span text:style-name="Source_20_Text">- Prioritize models and experiments that can produce defensible Q1-level contributions.</text:span></text:p>
        <text:p text:style-name="P4"><text:span text:style-name="Source_20_Text">- Mention where the dataset is strong and where it is weak.</text:span></text:p>
        <text:p text:style-name="P4"><text:span text:style-name="Source_20_Text">- Clearly separate baseline work from actual novelty.</text:span></text:p>
        <text:p text:style-name="P4"><text:span text:style-name="Source_20_Text">- Suggest what I should do first, second, and third.</text:span></text:p>
        <text:p text:style-name="P5"><text:span text:style-name="Source_20_Text">- Give me a complete answer as if you are my PhD supervisor preparing me for a serious journal submission.</text:span></text:p>
      </text:section>
      <text:section text:style-name="Sect1" text:name="Section3">
        <text:p text:style-name="P1"/>
        <text:p text:style-name="P8">My recommendation: use this prompt in <text:span text:style-name="Strong_20_Emphasis">Deep Research / Pro mode</text:span>, and after it gives the first answer, follow up with:</text:p>
      </text:section>
      <text:section text:style-name="Sect1" text:name="Section4">
        <text:p text:style-name="P3"><text:bookmark text:name="code-block-viewer"/><text:span text:style-name="Source_20_Text">Now convert your recommended best Paper 1 idea into a complete implementation plan with preprocessing code structure, model architecture, experiment table, ablation table, and manuscript outline.</text:span></text:p>
      </text:section>
      <text:section text:style-name="Sect1" text:name="Section5">
        <text:p text:style-name="P8">This will force the model to move from “research planning” to an executable Q1 paper workflow.</text:p>
        <text:p text:style-name="P8">Now convert your recommended best Paper 1 idea into a complete implementation plan with preprocessing code structure, model architecture, experiment table, ablation table, and manuscript outline.</text:p>
      </text:section>
      <text:section text:style-name="Sect1" text:name="Section6">
        <text:p text:style-name="P9">I was thinking to propose some serious level model architectures (ML, DL, Transformer, LLM) that are not implemented yet in any research paper. It can be modification of an existing architecture implemented. I need both type of architecture. now give me the prompt for it</text:p>
      </text:section>
      <text:section text:style-name="Sect1" text:name="Section7">
        <text:p text:style-name="P8">Yes—this prompt should be <text:span text:style-name="Strong_20_Emphasis">more architecture-focused</text:span> and should force GPT Pro to act like a <text:span text:style-name="Strong_20_Emphasis">Q1 reviewer + model designer + literature checker</text:span>. Use this after your previous master prompt. It is based on your CSI gait dataset structure: 25-person regular-router setup, 5-person modified-router overlapping subset, 100 samples per person, odd/even direction labels, and 81–100 with-bag samples. </text:p>
        <text:p text:style-name="P1"/>
      </text:section>
      <text:section text:style-name="Sect1" text:name="Section8">
        <text:p text:style-name="P2"><text:bookmark text:name="code-block-viewer_Copy_1"/><text:span text:style-name="Source_20_Text">You are an expert WiFi CSI-based gait recognition researcher, Q1 journal reviewer, deep learning architect, transformer researcher, and scientific novelty evaluator.</text:span></text:p>
        <text:p text:style-name="P4"><text:span text:style-name="Source_20_Text">I am working on WiFi CSI-based gait/person recognition using my own collected dataset. I want to propose serious Q1-level model architectures. I need two types of architectures:</text:span></text:p>
        <text:p text:style-name="P4"><text:span text:style-name="Source_20_Text">TYPE A: Completely new architecture ideas that, based on current literature, appear not to have been implemented yet for CSI-based gait recognition.</text:span></text:p>
        <text:p text:style-name="P4"><text:span text:style-name="Source_20_Text">TYPE B: Strong modifications of existing ML/DL/Transformer/LLM-inspired architectures that have been used in other fields or partially used in CSI/WiFi sensing, but can be redesigned for my CSI gait dataset in a novel and publishable way.</text:span></text:p>
        <text:p text:style-name="P4"><text:span text:style-name="Source_20_Text">You must be strict. Do not suggest generic CNN-LSTM or Transformer models unless there is a serious architectural novelty. I need model ideas that can be defended in a Q1 journal.</text:span></text:p>
        <text:p text:style-name="P4"><text:span text:style-name="Source_20_Text">My dataset structure:</text:span></text:p>
        <text:p text:style-name="P4"><text:soft-page-break/><text:span text:style-name="Source_20_Text">Technical setup:</text:span></text:p>
        <text:p text:style-name="P4"><text:span text:style-name="Source_20_Text">1. Receiver: Intel AX210.</text:span></text:p>
        <text:p text:style-name="P4"><text:span text:style-name="Source_20_Text">2. Access point/router: TP-Link Archer C6 v2.</text:span></text:p>
        <text:p text:style-name="P4"><text:span text:style-name="Source_20_Text">3. CSI collection tool: PicoScenes CSI tool.</text:span></text:p>
        <text:p text:style-name="P4"><text:span text:style-name="Source_20_Text">4. Data collected in AP mode.</text:span></text:p>
        <text:p text:style-name="P4"><text:span text:style-name="Source_20_Text">5. Regular-router setup:</text:span></text:p>
        <text:p text:style-name="P4"><text:span text:style-name="Source_20_Text"><text:s text:c="3"/>- No physical modification in the router.</text:span></text:p>
        <text:p text:style-name="P4"><text:span text:style-name="Source_20_Text">6. Modified-router setup:</text:span></text:p>
        <text:p text:style-name="P4"><text:span text:style-name="Source_20_Text"><text:s text:c="3"/>- Two 5 GHz antennas were detached and positioned around 4 meters apart to create a wider spatial span of walking pattern.</text:span></text:p>
        <text:p text:style-name="P4"><text:span text:style-name="Source_20_Text">Dataset details:</text:span></text:p>
        <text:p text:style-name="P4"><text:span text:style-name="Source_20_Text">1. Regular-router setup:</text:span></text:p>
        <text:p text:style-name="P4"><text:span text:style-name="Source_20_Text"><text:s text:c="3"/>- 25 participants.</text:span></text:p>
        <text:p text:style-name="P4"><text:span text:style-name="Source_20_Text"><text:s text:c="3"/>- 100 samples per participant.</text:span></text:p>
        <text:p text:style-name="P4"><text:span text:style-name="Source_20_Text"><text:s text:c="3"/>- Each sample has CSI file and CSV file.</text:span></text:p>
        <text:p text:style-name="P4"><text:span text:style-name="Source_20_Text">2. Modified-router setup:</text:span></text:p>
        <text:p text:style-name="P4"><text:span text:style-name="Source_20_Text"><text:s text:c="3"/>- 5 participants.</text:span></text:p>
        <text:p text:style-name="P4"><text:span text:style-name="Source_20_Text"><text:s text:c="3"/>- 100 samples per participant.</text:span></text:p>
        <text:p text:style-name="P4"><text:span text:style-name="Source_20_Text"><text:s text:c="3"/>- These 5 participants also exist in the regular-router setup.</text:span></text:p>
        <text:p text:style-name="P4"><text:span text:style-name="Source_20_Text">3. Label rules:</text:span></text:p>
        <text:p text:style-name="P4"><text:span text:style-name="Source_20_Text"><text:s text:c="3"/>- Odd-indexed samples = left-to-right walking.</text:span></text:p>
        <text:p text:style-name="P4"><text:span text:style-name="Source_20_Text"><text:s text:c="3"/>- Even-indexed samples = right-to-left walking.</text:span></text:p>
        <text:p text:style-name="P4"><text:span text:style-name="Source_20_Text"><text:s text:c="3"/>- Samples 1–80 = normal walking.</text:span></text:p>
        <text:p text:style-name="P4"><text:span text:style-name="Source_20_Text"><text:s text:c="3"/>- Samples 81–100 = walking with bag.</text:span></text:p>
        <text:p text:style-name="P4"><text:span text:style-name="Source_20_Text"><text:s text:c="3"/>- For samples 81–100, odd/even direction still applies.</text:span></text:p>
        <text:p text:style-name="P4"><text:span text:style-name="Source_20_Text">My goal:</text:span></text:p>
        <text:p text:style-name="P4"><text:span text:style-name="Source_20_Text">I want to publish serious Q1 journal papers, not just simple classification papers. I want architecture-level contributions.</text:span></text:p>
        <text:p text:style-name="P4"><text:span text:style-name="Source_20_Text">Your tasks:</text:span></text:p>
        <text:p text:style-name="P4"><text:span text:style-name="Source_20_Text">PART 1: Current Literature Verification</text:span></text:p>
        <text:p text:style-name="P4"><text:span text:style-name="Source_20_Text">First, review recent CSI-based gait recognition, WiFi sensing, and device-free person identification papers.</text:span></text:p>
        <text:p text:style-name="P4"><text:span text:style-name="Source_20_Text">Focus on:</text:span></text:p>
        <text:p text:style-name="P4"><text:span text:style-name="Source_20_Text">1. What model architectures have already been used?</text:span></text:p>
        <text:p text:style-name="P4"><text:span text:style-name="Source_20_Text">2. Which architectures are overused?</text:span></text:p>
        <text:p text:style-name="P4"><text:span text:style-name="Source_20_Text">3. Which architectures are still underexplored?</text:span></text:p>
        <text:p text:style-name="P4"><text:span text:style-name="Source_20_Text">4. Which architectures are common in other domains but not properly adapted to CSI gait recognition?</text:span></text:p>
        <text:p text:style-name="P4"><text:span text:style-name="Source_20_Text">5. Which methods would look novel only superficially and should be avoided?</text:span></text:p>
        <text:p text:style-name="P4"><text:span text:style-name="Source_20_Text">6. Which methods can become Q1-level if redesigned properly?</text:span></text:p>
        <text:p text:style-name="P4"><text:span text:style-name="Source_20_Text">Create a table with columns:</text:span></text:p>
        <text:p text:style-name="P4"><text:span text:style-name="Source_20_Text">- Paper / year</text:span></text:p>
        <text:p text:style-name="P4"><text:span text:style-name="Source_20_Text">- Dataset</text:span></text:p>
        <text:p text:style-name="P4"><text:span text:style-name="Source_20_Text">- Task</text:span></text:p>
        <text:p text:style-name="P4"><text:span text:style-name="Source_20_Text">- Model used</text:span></text:p>
        <text:p text:style-name="P4"><text:span text:style-name="Source_20_Text">- Input representation</text:span></text:p>
        <text:p text:style-name="P4"><text:span text:style-name="Source_20_Text">- Key contribution</text:span></text:p>
        <text:p text:style-name="P4"><text:span text:style-name="Source_20_Text">- Limitations</text:span></text:p>
        <text:p text:style-name="P4"><text:span text:style-name="Source_20_Text">- Whether my proposed direction would be novel compared with this work</text:span></text:p>
        <text:p text:style-name="P4"><text:span text:style-name="Source_20_Text">Important:</text:span></text:p>
        <text:p text:style-name="P4"><text:span text:style-name="Source_20_Text">Do not claim “not implemented before” unless you verify it carefully from literature. If uncertain, say “likely underexplored” instead of “never implemented.”</text:span></text:p>
        <text:p text:style-name="P4"><text:span text:style-name="Source_20_Text">PART 2: Architecture Design Requirements</text:span></text:p>
        <text:p text:style-name="P4"><text:span text:style-name="Source_20_Text">Design models specifically for my CSI gait dataset.</text:span></text:p>
        <text:p text:style-name="P4"><text:span text:style-name="Source_20_Text">The models should exploit:</text:span></text:p>
        <text:p text:style-name="P4"><text:span text:style-name="Source_20_Text">1. Person identity.</text:span></text:p>
        <text:p text:style-name="P4"><text:span text:style-name="Source_20_Text">2. Direction information.</text:span></text:p>
        <text:p text:style-name="P4"><text:span text:style-name="Source_20_Text">3. Bag/no-bag condition.</text:span></text:p>
        <text:p text:style-name="P4"><text:span text:style-name="Source_20_Text">4. Regular vs modified-router setup.</text:span></text:p>
        <text:p text:style-name="P4"><text:span text:style-name="Source_20_Text">5. Same-subject cross-setup samples for 5 participants.</text:span></text:p>
        <text:p text:style-name="P4"><text:span text:style-name="Source_20_Text">6. CSI amplitude and phase, if available.</text:span></text:p>
        <text:p text:style-name="P4"><text:span text:style-name="Source_20_Text">7. Time, subcarrier, antenna/spatial dimensions.</text:span></text:p>
        <text:p text:style-name="P4"><text:span text:style-name="Source_20_Text">8. Domain shift between regular and modified antenna setup.</text:span></text:p>
        <text:p text:style-name="P4"><text:soft-page-break/><text:span text:style-name="Source_20_Text">9. Limited-subject biometric recognition challenge.</text:span></text:p>
        <text:p text:style-name="P4"><text:span text:style-name="Source_20_Text">10. Robustness against walking direction and carrying-condition variation.</text:span></text:p>
        <text:p text:style-name="P4"><text:span text:style-name="Source_20_Text">Do not design models that require huge datasets unless you also provide a small-data training strategy.</text:span></text:p>
        <text:p text:style-name="P4"><text:span text:style-name="Source_20_Text">PART 3: Suggest Completely New Architecture Ideas</text:span></text:p>
        <text:p text:style-name="P4"><text:span text:style-name="Source_20_Text">Suggest at least 8 completely new architecture ideas for CSI-based gait recognition.</text:span></text:p>
        <text:p text:style-name="P4"><text:span text:style-name="Source_20_Text">For each architecture, provide:</text:span></text:p>
        <text:p text:style-name="P4"><text:span text:style-name="Source_20_Text">1. Architecture name.</text:span></text:p>
        <text:p text:style-name="P4"><text:span text:style-name="Source_20_Text">2. Short title suitable for a Q1 paper.</text:span></text:p>
        <text:p text:style-name="P4"><text:span text:style-name="Source_20_Text">3. Core idea.</text:span></text:p>
        <text:p text:style-name="P4"><text:span text:style-name="Source_20_Text">4. Why it is novel.</text:span></text:p>
        <text:p text:style-name="P4"><text:span text:style-name="Source_20_Text">5. What existing architecture family it is inspired by, if any.</text:span></text:p>
        <text:p text:style-name="P4"><text:span text:style-name="Source_20_Text">6. Why it is suitable for my dataset.</text:span></text:p>
        <text:p text:style-name="P4"><text:span text:style-name="Source_20_Text">7. Input format:</text:span></text:p>
        <text:p text:style-name="P4"><text:span text:style-name="Source_20_Text"><text:s text:c="3"/>- Raw CSI time series</text:span></text:p>
        <text:p text:style-name="P4"><text:span text:style-name="Source_20_Text"><text:s text:c="3"/>- CSI amplitude</text:span></text:p>
        <text:p text:style-name="P4"><text:span text:style-name="Source_20_Text"><text:s text:c="3"/>- CSI phase</text:span></text:p>
        <text:p text:style-name="P4"><text:span text:style-name="Source_20_Text"><text:s text:c="3"/>- amplitude + phase</text:span></text:p>
        <text:p text:style-name="P4"><text:span text:style-name="Source_20_Text"><text:s text:c="3"/>- spectrogram</text:span></text:p>
        <text:p text:style-name="P4"><text:span text:style-name="Source_20_Text"><text:s text:c="3"/>- CSI tensor</text:span></text:p>
        <text:p text:style-name="P4"><text:span text:style-name="Source_20_Text"><text:s text:c="3"/>- tokenized CSI sequence</text:span></text:p>
        <text:p text:style-name="P4"><text:span text:style-name="Source_20_Text">8. Full architecture pipeline:</text:span></text:p>
        <text:p text:style-name="P4"><text:span text:style-name="Source_20_Text"><text:s text:c="3"/>- Input layer</text:span></text:p>
        <text:p text:style-name="P4"><text:span text:style-name="Source_20_Text"><text:s text:c="3"/>- Preprocessing</text:span></text:p>
        <text:p text:style-name="P4"><text:span text:style-name="Source_20_Text"><text:s text:c="3"/>- Feature encoder</text:span></text:p>
        <text:p text:style-name="P4"><text:span text:style-name="Source_20_Text"><text:s text:c="3"/>- Temporal module</text:span></text:p>
        <text:p text:style-name="P4"><text:span text:style-name="Source_20_Text"><text:s text:c="3"/>- Spatial/subcarrier module</text:span></text:p>
        <text:p text:style-name="P4"><text:span text:style-name="Source_20_Text"><text:s text:c="3"/>- Attention module</text:span></text:p>
        <text:p text:style-name="P4"><text:span text:style-name="Source_20_Text"><text:s text:c="3"/>- Fusion module</text:span></text:p>
        <text:p text:style-name="P4"><text:span text:style-name="Source_20_Text"><text:s text:c="3"/>- Classification head</text:span></text:p>
        <text:p text:style-name="P4"><text:span text:style-name="Source_20_Text"><text:s text:c="3"/>- Auxiliary heads if needed</text:span></text:p>
        <text:p text:style-name="P4"><text:span text:style-name="Source_20_Text">9. Loss functions:</text:span></text:p>
        <text:p text:style-name="P4"><text:span text:style-name="Source_20_Text"><text:s text:c="3"/>- Cross-entropy</text:span></text:p>
        <text:p text:style-name="P4"><text:span text:style-name="Source_20_Text"><text:s text:c="3"/>- Triplet loss</text:span></text:p>
        <text:p text:style-name="P4"><text:span text:style-name="Source_20_Text"><text:s text:c="3"/>- Contrastive loss</text:span></text:p>
        <text:p text:style-name="P4"><text:span text:style-name="Source_20_Text"><text:s text:c="3"/>- Center loss</text:span></text:p>
        <text:p text:style-name="P4"><text:span text:style-name="Source_20_Text"><text:s text:c="3"/>- ArcFace/CosFace</text:span></text:p>
        <text:p text:style-name="P4"><text:span text:style-name="Source_20_Text"><text:s text:c="3"/>- Domain adversarial loss</text:span></text:p>
        <text:p text:style-name="P4"><text:span text:style-name="Source_20_Text"><text:s text:c="3"/>- Reconstruction loss</text:span></text:p>
        <text:p text:style-name="P4"><text:span text:style-name="Source_20_Text"><text:s text:c="3"/>- Consistency loss</text:span></text:p>
        <text:p text:style-name="P4"><text:span text:style-name="Source_20_Text">10. Training strategy.</text:span></text:p>
        <text:p text:style-name="P4"><text:span text:style-name="Source_20_Text">11. Evaluation protocol.</text:span></text:p>
        <text:p text:style-name="P4"><text:span text:style-name="Source_20_Text">12. Required baselines.</text:span></text:p>
        <text:p text:style-name="P4"><text:span text:style-name="Source_20_Text">13. Ablation studies.</text:span></text:p>
        <text:p text:style-name="P4"><text:span text:style-name="Source_20_Text">14. Expected advantages.</text:span></text:p>
        <text:p text:style-name="P4"><text:span text:style-name="Source_20_Text">15. Expected weaknesses.</text:span></text:p>
        <text:p text:style-name="P4"><text:span text:style-name="Source_20_Text">16. Risk of rejection.</text:span></text:p>
        <text:p text:style-name="P4"><text:span text:style-name="Source_20_Text">17. How to defend it in a Q1 journal.</text:span></text:p>
        <text:p text:style-name="P4"><text:span text:style-name="Source_20_Text">18. Whether it is suitable for Paper 1 or Paper 2.</text:span></text:p>
        <text:p text:style-name="P4"><text:span text:style-name="Source_20_Text">PART 4: Suggest Modified Existing Architecture Ideas</text:span></text:p>
        <text:p text:style-name="P4"><text:span text:style-name="Source_20_Text">Suggest at least 10 modified versions of existing architectures that can become novel for my dataset.</text:span></text:p>
        <text:p text:style-name="P4"><text:span text:style-name="Source_20_Text">Include modifications of:</text:span></text:p>
        <text:p text:style-name="P4"><text:span text:style-name="Source_20_Text">1. CNN-based architecture.</text:span></text:p>
        <text:p text:style-name="P4"><text:span text:style-name="Source_20_Text">2. CNN-LSTM or CNN-GRU.</text:span></text:p>
        <text:p text:style-name="P4"><text:span text:style-name="Source_20_Text">3. TCN.</text:span></text:p>
        <text:p text:style-name="P4"><text:span text:style-name="Source_20_Text">4. ResNet/Inception-style model.</text:span></text:p>
        <text:p text:style-name="P4"><text:span text:style-name="Source_20_Text">5. Siamese network.</text:span></text:p>
        <text:p text:style-name="P4"><text:span text:style-name="Source_20_Text">6. Triplet network.</text:span></text:p>
        <text:p text:style-name="P4"><text:span text:style-name="Source_20_Text">7. Vision Transformer.</text:span></text:p>
        <text:p text:style-name="P4"><text:span text:style-name="Source_20_Text">8. Time-Series Transformer.</text:span></text:p>
        <text:p text:style-name="P4"><text:span text:style-name="Source_20_Text">9. Conformer.</text:span></text:p>
        <text:p text:style-name="P4"><text:span text:style-name="Source_20_Text">10. Swin Transformer.</text:span></text:p>
        <text:p text:style-name="P4"><text:soft-page-break/><text:span text:style-name="Source_20_Text">11. Graph Neural Network.</text:span></text:p>
        <text:p text:style-name="P4"><text:span text:style-name="Source_20_Text">12. Autoencoder.</text:span></text:p>
        <text:p text:style-name="P4"><text:span text:style-name="Source_20_Text">13. Masked autoencoder.</text:span></text:p>
        <text:p text:style-name="P4"><text:span text:style-name="Source_20_Text">14. Contrastive learning model.</text:span></text:p>
        <text:p text:style-name="P4"><text:span text:style-name="Source_20_Text">15. Domain adaptation model.</text:span></text:p>
        <text:p text:style-name="P4"><text:span text:style-name="Source_20_Text">16. Multi-task learning model.</text:span></text:p>
        <text:p text:style-name="P4"><text:span text:style-name="Source_20_Text">17. Lightweight edge model.</text:span></text:p>
        <text:p text:style-name="P4"><text:span text:style-name="Source_20_Text">For each modified architecture, provide:</text:span></text:p>
        <text:p text:style-name="P4"><text:span text:style-name="Source_20_Text">1. Original architecture.</text:span></text:p>
        <text:p text:style-name="P4"><text:span text:style-name="Source_20_Text">2. Proposed modified name.</text:span></text:p>
        <text:p text:style-name="P4"><text:span text:style-name="Source_20_Text">3. Exact modification.</text:span></text:p>
        <text:p text:style-name="P4"><text:span text:style-name="Source_20_Text">4. Why the modification is not trivial.</text:span></text:p>
        <text:p text:style-name="P4"><text:span text:style-name="Source_20_Text">5. Why it fits CSI gait recognition.</text:span></text:p>
        <text:p text:style-name="P4"><text:span text:style-name="Source_20_Text">6. Which part of my dataset supports this model.</text:span></text:p>
        <text:p text:style-name="P4"><text:span text:style-name="Source_20_Text">7. Novelty level:</text:span></text:p>
        <text:p text:style-name="P4"><text:span text:style-name="Source_20_Text"><text:s text:c="3"/>- Low</text:span></text:p>
        <text:p text:style-name="P4"><text:span text:style-name="Source_20_Text"><text:s text:c="3"/>- Medium</text:span></text:p>
        <text:p text:style-name="P4"><text:span text:style-name="Source_20_Text"><text:s text:c="3"/>- High</text:span></text:p>
        <text:p text:style-name="P4"><text:span text:style-name="Source_20_Text"><text:s text:c="3"/>- Q1-potential</text:span></text:p>
        <text:p text:style-name="P4"><text:span text:style-name="Source_20_Text">8. Implementation difficulty:</text:span></text:p>
        <text:p text:style-name="P4"><text:span text:style-name="Source_20_Text"><text:s text:c="3"/>- Easy</text:span></text:p>
        <text:p text:style-name="P4"><text:span text:style-name="Source_20_Text"><text:s text:c="3"/>- Medium</text:span></text:p>
        <text:p text:style-name="P4"><text:span text:style-name="Source_20_Text"><text:s text:c="3"/>- Hard</text:span></text:p>
        <text:p text:style-name="P4"><text:span text:style-name="Source_20_Text">9. Expected performance benefit.</text:span></text:p>
        <text:p text:style-name="P4"><text:span text:style-name="Source_20_Text">10. Required comparison with original architecture.</text:span></text:p>
        <text:p text:style-name="P4"><text:span text:style-name="Source_20_Text">11. Required ablation study.</text:span></text:p>
        <text:p text:style-name="P4"><text:span text:style-name="Source_20_Text">12. Possible manuscript contribution statement.</text:span></text:p>
        <text:p text:style-name="P4"><text:span text:style-name="Source_20_Text">PART 5: LLM-Inspired Architecture Analysis</text:span></text:p>
        <text:p text:style-name="P4"><text:span text:style-name="Source_20_Text">I want to know whether LLM-based or LLM-inspired architectures can be used seriously.</text:span></text:p>
        <text:p text:style-name="P4"><text:span text:style-name="Source_20_Text">Analyze the following carefully:</text:span></text:p>
        <text:p text:style-name="P4"><text:span text:style-name="Source_20_Text">1. Is a pure LLM suitable for CSI gait recognition?</text:span></text:p>
        <text:p text:style-name="P4"><text:span text:style-name="Source_20_Text">2. Is it scientifically valid to tokenize CSI like language?</text:span></text:p>
        <text:p text:style-name="P4"><text:span text:style-name="Source_20_Text">3. Can transformer-token modeling be used without calling it an LLM?</text:span></text:p>
        <text:p text:style-name="P4"><text:span text:style-name="Source_20_Text">4. Can masked CSI modeling be inspired by BERT/MAE?</text:span></text:p>
        <text:p text:style-name="P4"><text:span text:style-name="Source_20_Text">5. Can GPT-style autoregressive prediction be useful for CSI sequence forecasting?</text:span></text:p>
        <text:p text:style-name="P4"><text:span text:style-name="Source_20_Text">6. Can an LLM be used as a reasoning/explanation layer after CSI model output?</text:span></text:p>
        <text:p text:style-name="P4"><text:span text:style-name="Source_20_Text">7. Can LLMs help generate textual explanations from learned CSI features?</text:span></text:p>
        <text:p text:style-name="P4"><text:span text:style-name="Source_20_Text">8. Would reviewers consider LLM usage gimmicky?</text:span></text:p>
        <text:p text:style-name="P4"><text:span text:style-name="Source_20_Text">9. What would be a serious LLM-inspired contribution?</text:span></text:p>
        <text:p text:style-name="P4"><text:span text:style-name="Source_20_Text">10. What LLM-based ideas should I avoid?</text:span></text:p>
        <text:p text:style-name="P4"><text:span text:style-name="Source_20_Text">Then propose:</text:span></text:p>
        <text:p text:style-name="P4"><text:span text:style-name="Source_20_Text">- 3 serious LLM-inspired architectures.</text:span></text:p>
        <text:p text:style-name="P4"><text:span text:style-name="Source_20_Text">- 3 risky LLM ideas that should be avoided.</text:span></text:p>
        <text:p text:style-name="P4"><text:span text:style-name="Source_20_Text">- 3 safe alternatives using transformer/self-supervised learning instead of LLMs.</text:span></text:p>
        <text:p text:style-name="P4"><text:span text:style-name="Source_20_Text">PART 6: Best Architecture Ideas for My 2 Q1 Papers</text:span></text:p>
        <text:p text:style-name="P4"><text:span text:style-name="Source_20_Text">Rank all proposed architecture ideas and choose the best ones for two Q1 journal papers.</text:span></text:p>
        <text:p text:style-name="P4"><text:span text:style-name="Source_20_Text">For Paper 1:</text:span></text:p>
        <text:p text:style-name="P4"><text:span text:style-name="Source_20_Text">1. Recommend the strongest architecture.</text:span></text:p>
        <text:p text:style-name="P4"><text:span text:style-name="Source_20_Text">2. Explain the central novelty.</text:span></text:p>
        <text:p text:style-name="P4"><text:span text:style-name="Source_20_Text">3. Explain why it is realistic with my 25-person regular-router dataset.</text:span></text:p>
        <text:p text:style-name="P4"><text:span text:style-name="Source_20_Text">4. Explain how to use direction and bag/no-bag condition.</text:span></text:p>
        <text:p text:style-name="P4"><text:span text:style-name="Source_20_Text">5. Give complete model pipeline.</text:span></text:p>
        <text:p text:style-name="P4"><text:span text:style-name="Source_20_Text">6. Give experiment matrix.</text:span></text:p>
        <text:p text:style-name="P4"><text:span text:style-name="Source_20_Text">7. Give minimum acceptable baselines.</text:span></text:p>
        <text:p text:style-name="P4"><text:span text:style-name="Source_20_Text">8. Give ablation studies.</text:span></text:p>
        <text:p text:style-name="P4"><text:span text:style-name="Source_20_Text">9. Give possible target journals.</text:span></text:p>
        <text:p text:style-name="P4"><text:span text:style-name="Source_20_Text">10. Give a tentative paper title.</text:span></text:p>
        <text:p text:style-name="P4"><text:span text:style-name="Source_20_Text">For Paper 2:</text:span></text:p>
        <text:p text:style-name="P4"><text:span text:style-name="Source_20_Text">1. Recommend a clearly different architecture.</text:span></text:p>
        <text:p text:style-name="P4"><text:span text:style-name="Source_20_Text">2. Explain how it uses the 5-person modified-router subset.</text:span></text:p>
        <text:p text:style-name="P4"><text:soft-page-break/><text:span text:style-name="Source_20_Text">3. Explain how to frame regular-to-modified and modified-to-regular transfer.</text:span></text:p>
        <text:p text:style-name="P4"><text:span text:style-name="Source_20_Text">4. Explain whether 5 participants are enough.</text:span></text:p>
        <text:p text:style-name="P4"><text:span text:style-name="Source_20_Text">5. Explain how to avoid overclaiming.</text:span></text:p>
        <text:p text:style-name="P4"><text:span text:style-name="Source_20_Text">6. Give complete model pipeline.</text:span></text:p>
        <text:p text:style-name="P4"><text:span text:style-name="Source_20_Text">7. Give experiment matrix.</text:span></text:p>
        <text:p text:style-name="P4"><text:span text:style-name="Source_20_Text">8. Give minimum acceptable baselines.</text:span></text:p>
        <text:p text:style-name="P4"><text:span text:style-name="Source_20_Text">9. Give ablation studies.</text:span></text:p>
        <text:p text:style-name="P4"><text:span text:style-name="Source_20_Text">10. Give possible target journals.</text:span></text:p>
        <text:p text:style-name="P4"><text:span text:style-name="Source_20_Text">11. Give a tentative paper title.</text:span></text:p>
        <text:p text:style-name="P4"><text:span text:style-name="Source_20_Text">PART 7: Architecture Blueprints</text:span></text:p>
        <text:p text:style-name="P4"><text:span text:style-name="Source_20_Text">For the top 5 architecture ideas, provide detailed blueprints.</text:span></text:p>
        <text:p text:style-name="P4"><text:span text:style-name="Source_20_Text">For each one, include:</text:span></text:p>
        <text:p text:style-name="P4"><text:span text:style-name="Source_20_Text">1. Mathematical formulation.</text:span></text:p>
        <text:p text:style-name="P4"><text:span text:style-name="Source_20_Text">2. Block diagram explanation in text.</text:span></text:p>
        <text:p text:style-name="P4"><text:span text:style-name="Source_20_Text">3. Input tensor shape.</text:span></text:p>
        <text:p text:style-name="P4"><text:span text:style-name="Source_20_Text">4. Output tensor shape.</text:span></text:p>
        <text:p text:style-name="P4"><text:span text:style-name="Source_20_Text">5. Layer-by-layer architecture.</text:span></text:p>
        <text:p text:style-name="P4"><text:span text:style-name="Source_20_Text">6. Pseudocode.</text:span></text:p>
        <text:p text:style-name="P4"><text:span text:style-name="Source_20_Text">7. PyTorch-style module structure.</text:span></text:p>
        <text:p text:style-name="P4"><text:span text:style-name="Source_20_Text">8. Loss function formula.</text:span></text:p>
        <text:p text:style-name="P4"><text:span text:style-name="Source_20_Text">9. Training loop overview.</text:span></text:p>
        <text:p text:style-name="P4"><text:span text:style-name="Source_20_Text">10. Hyperparameter suggestions.</text:span></text:p>
        <text:p text:style-name="P4"><text:span text:style-name="Source_20_Text">11. Data augmentation strategy.</text:span></text:p>
        <text:p text:style-name="P4"><text:span text:style-name="Source_20_Text">12. Evaluation metrics.</text:span></text:p>
        <text:p text:style-name="P4"><text:span text:style-name="Source_20_Text">13. Expected result table format.</text:span></text:p>
        <text:p text:style-name="P4"><text:span text:style-name="Source_20_Text">14. Ablation table format.</text:span></text:p>
        <text:p text:style-name="P4"><text:span text:style-name="Source_20_Text">15. Reviewer defense points.</text:span></text:p>
        <text:p text:style-name="P4"><text:span text:style-name="Source_20_Text">PART 8: Novelty and Publishability Check</text:span></text:p>
        <text:p text:style-name="P4"><text:span text:style-name="Source_20_Text">For every proposed architecture, judge it as a Q1 reviewer.</text:span></text:p>
        <text:p text:style-name="P4"><text:span text:style-name="Source_20_Text">Use this scoring:</text:span></text:p>
        <text:p text:style-name="P4"><text:span text:style-name="Source_20_Text">1. Novelty score: 1–10.</text:span></text:p>
        <text:p text:style-name="P4"><text:span text:style-name="Source_20_Text">2. Technical depth score: 1–10.</text:span></text:p>
        <text:p text:style-name="P4"><text:span text:style-name="Source_20_Text">3. Dataset suitability score: 1–10.</text:span></text:p>
        <text:p text:style-name="P4"><text:span text:style-name="Source_20_Text">4. Implementation feasibility score: 1–10.</text:span></text:p>
        <text:p text:style-name="P4"><text:span text:style-name="Source_20_Text">5. Risk score: 1–10.</text:span></text:p>
        <text:p text:style-name="P4"><text:span text:style-name="Source_20_Text">6. Q1 publishability score: 1–10.</text:span></text:p>
        <text:p text:style-name="P4"><text:span text:style-name="Source_20_Text">Then create a final ranked table.</text:span></text:p>
        <text:p text:style-name="P4"><text:span text:style-name="Source_20_Text">Also identify:</text:span></text:p>
        <text:p text:style-name="P4"><text:span text:style-name="Source_20_Text">1. Which ideas are too weak.</text:span></text:p>
        <text:p text:style-name="P4"><text:span text:style-name="Source_20_Text">2. Which ideas are too risky.</text:span></text:p>
        <text:p text:style-name="P4"><text:span text:style-name="Source_20_Text">3. Which ideas are publishable but need more data.</text:span></text:p>
        <text:p text:style-name="P4"><text:span text:style-name="Source_20_Text">4. Which ideas are realistic with my current dataset.</text:span></text:p>
        <text:p text:style-name="P4"><text:span text:style-name="Source_20_Text">5. Which ideas should be implemented first.</text:span></text:p>
        <text:p text:style-name="P4"><text:span text:style-name="Source_20_Text">6. Which ideas should be saved for a second paper.</text:span></text:p>
        <text:p text:style-name="P4"><text:span text:style-name="Source_20_Text">PART 9: Mandatory Experimental Protocol</text:span></text:p>
        <text:p text:style-name="P4"><text:span text:style-name="Source_20_Text">For the selected best architecture, design the full experiment protocol:</text:span></text:p>
        <text:p text:style-name="P4"><text:span text:style-name="Source_20_Text">1. Subject identification:</text:span></text:p>
        <text:p text:style-name="P4"><text:span text:style-name="Source_20_Text"><text:s text:c="3"/>- 25-class classification.</text:span></text:p>
        <text:p text:style-name="P4"><text:span text:style-name="Source_20_Text">2. Direction robustness:</text:span></text:p>
        <text:p text:style-name="P4"><text:span text:style-name="Source_20_Text"><text:s text:c="3"/>- Train on left-to-right, test on right-to-left.</text:span></text:p>
        <text:p text:style-name="P4"><text:span text:style-name="Source_20_Text"><text:s text:c="3"/>- Train on right-to-left, test on left-to-right.</text:span></text:p>
        <text:p text:style-name="P4"><text:span text:style-name="Source_20_Text">3. Bag robustness:</text:span></text:p>
        <text:p text:style-name="P4"><text:span text:style-name="Source_20_Text"><text:s text:c="3"/>- Train on normal, test on with-bag.</text:span></text:p>
        <text:p text:style-name="P4"><text:span text:style-name="Source_20_Text">4. Multi-condition recognition:</text:span></text:p>
        <text:p text:style-name="P4"><text:span text:style-name="Source_20_Text"><text:s text:c="3"/>- Person + direction + condition.</text:span></text:p>
        <text:p text:style-name="P4"><text:span text:style-name="Source_20_Text">5. Cross-setup transfer:</text:span></text:p>
        <text:p text:style-name="P4"><text:span text:style-name="Source_20_Text"><text:s text:c="3"/>- Regular to modified.</text:span></text:p>
        <text:p text:style-name="P4"><text:span text:style-name="Source_20_Text"><text:s text:c="3"/>- Modified to regular.</text:span></text:p>
        <text:p text:style-name="P4"><text:span text:style-name="Source_20_Text">6. Few-shot recognition:</text:span></text:p>
        <text:p text:style-name="P4"><text:span text:style-name="Source_20_Text"><text:s text:c="3"/>- 5-shot, 10-shot, 20-shot per person.</text:span></text:p>
        <text:p text:style-name="P4"><text:span text:style-name="Source_20_Text">7. Open-set or unknown-person recognition, if possible.</text:span></text:p>
        <text:p text:style-name="P4"><text:span text:style-name="Source_20_Text">8. Self-supervised pretraining, if useful.</text:span></text:p>
        <text:p text:style-name="P4"><text:span text:style-name="Source_20_Text">9. Statistical testing:</text:span></text:p>
        <text:p text:style-name="P4"><text:span text:style-name="Source_20_Text"><text:s text:c="3"/>- Mean ± standard deviation.</text:span></text:p>
        <text:p text:style-name="P4"><text:soft-page-break/><text:span text:style-name="Source_20_Text"><text:s text:c="3"/>- Confidence interval.</text:span></text:p>
        <text:p text:style-name="P4"><text:span text:style-name="Source_20_Text"><text:s text:c="3"/>- Wilcoxon or paired t-test.</text:span></text:p>
        <text:p text:style-name="P4"><text:span text:style-name="Source_20_Text">10. Complexity:</text:span></text:p>
        <text:p text:style-name="P4"><text:span text:style-name="Source_20_Text"><text:s text:c="3"/>- Parameters.</text:span></text:p>
        <text:p text:style-name="P4"><text:span text:style-name="Source_20_Text"><text:s text:c="3"/>- FLOPs.</text:span></text:p>
        <text:p text:style-name="P4"><text:span text:style-name="Source_20_Text"><text:s text:c="3"/>- Inference time.</text:span></text:p>
        <text:p text:style-name="P4"><text:span text:style-name="Source_20_Text"><text:s text:c="3"/>- Memory usage.</text:span></text:p>
        <text:p text:style-name="P4"><text:span text:style-name="Source_20_Text">PART 10: Final Answer Format</text:span></text:p>
        <text:p text:style-name="P4"><text:span text:style-name="Source_20_Text">At the end, provide:</text:span></text:p>
        <text:p text:style-name="P4"><text:span text:style-name="Source_20_Text">1. Top 10 architecture ideas.</text:span></text:p>
        <text:p text:style-name="P4"><text:span text:style-name="Source_20_Text">2. Best 3 completely new architectures.</text:span></text:p>
        <text:p text:style-name="P4"><text:span text:style-name="Source_20_Text">3. Best 3 modified architectures.</text:span></text:p>
        <text:p text:style-name="P4"><text:span text:style-name="Source_20_Text">4. Best 2 LLM-inspired but scientifically safe architectures.</text:span></text:p>
        <text:p text:style-name="P4"><text:span text:style-name="Source_20_Text">5. Final recommended Paper 1 architecture.</text:span></text:p>
        <text:p text:style-name="P4"><text:span text:style-name="Source_20_Text">6. Final recommended Paper 2 architecture.</text:span></text:p>
        <text:p text:style-name="P4"><text:span text:style-name="Source_20_Text">7. Complete implementation order.</text:span></text:p>
        <text:p text:style-name="P4"><text:span text:style-name="Source_20_Text">8. Exact first experiment I should run.</text:span></text:p>
        <text:p text:style-name="P4"><text:span text:style-name="Source_20_Text">9. Exact baselines I must implement.</text:span></text:p>
        <text:p text:style-name="P4"><text:span text:style-name="Source_20_Text">10. Exact ablations I must include.</text:span></text:p>
        <text:p text:style-name="P4"><text:span text:style-name="Source_20_Text">11. Final Q1 publication strategy.</text:span></text:p>
        <text:p text:style-name="P5"><text:span text:style-name="Source_20_Text">Be strict, technical, and practical. Do not give generic model names only. I need architecture-level novelty that can survive Q1 peer review.</text:span></text:p>
      </text:section>
      <text:section text:style-name="Sect1" text:name="Section9">
        <text:p text:style-name="P1"/>
        <text:p text:style-name="P8">You can also add this line at the end if you want the answer to be even more implementation-ready:</text:p>
      </text:section>
      <text:section text:style-name="Sect1" text:name="Section10">
        <text:p text:style-name="P3"><text:bookmark text:name="code-block-viewer_Copy_2"/><text:span text:style-name="Source_20_Text">After giving the architecture recommendations, convert the best architecture into a complete PyTorch implementation plan with class names, module names, tensor shapes, loss functions, training schedule, and experiment logging structure.</text:span></text:p>
      </text:section>
      <text:section text:style-name="Sect1" text:name="Section11">
        <text:p text:style-name="P6"/>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 Mono CJK SC" svg:font-family="'Noto Sans Mono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2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2pt" style:language-asian="zh" style:country-asian="CN" style:font-name-complex="Noto Sans Devanagari"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en" fo:country="US" style:letter-kerning="true" style:font-name-asian="Noto Serif CJK SC" style:font-family-asian="'Noto Serif CJK SC'" style:font-family-generic-asian="system" style:font-pitch-asian="variable" style:font-size-asian="12pt" style:language-asian="zh" style:country-asian="CN" style:font-name-complex="Noto Sans Devanagari" style:font-family-complex="'Noto Sans Devanagari'"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omplex="Noto Sans Devanagari" style:font-family-complex="'Noto Sans Devanagari'"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Noto Sans Devanagari" style:font-family-complex="'Noto Sans Devanagari'" style:font-family-generic-complex="system" style:font-pitch-complex="variabl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35in 0.0035in 0.0035in" fo:padding="0in" fo:border-left="none" fo:border-right="none" fo:border-top="none" fo:border-bottom="0.74pt double #808080" text:number-lines="false" text:line-number="0"/>
      <style:text-properties fo:font-size="6pt" style:font-size-asian="6pt" style:font-size-complex="6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roman" style:font-pitch="variable" fo:font-size="10pt" style:font-name-asian="Noto Sans Mono CJK SC" style:font-family-asian="'Noto Sans Mono CJK SC'"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roman" style:font-pitch="variable" style:font-name-asian="Noto Sans Mono CJK SC" style:font-family-asian="'Noto Sans Mono CJK SC'" style:font-family-generic-asian="system" style:font-pitch-asian="variable" style:font-name-complex="Liberation Mono1" style:font-family-complex="'Liberation Mono'"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5-13T09:17:25</meta:creation-date>
    <dc:language>en-US</dc:language>
    <dc:date>2026-05-13T09:20:33</dc:date>
    <meta:editing-cycles>1</meta:editing-cycles>
    <meta:editing-duration>PT3M</meta:editing-duration>
    <meta:generator>LibreOffice/24.2.7.2$Linux_X86_64 LibreOffice_project/420$Build-2</meta:generator>
    <meta:document-statistic meta:table-count="0" meta:image-count="0" meta:object-count="0" meta:page-count="13" meta:paragraph-count="691" meta:word-count="4240" meta:character-count="28412" meta:non-whitespace-character-count="24299"/>
    <meta:user-defined meta:name="AppVersion">15.0000</meta:user-defined>
  </office:meta>
</office:document-meta>
</file>